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heet4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VBAProject/Sheet1.xml" manifest:media-type="text/xml"/>
  <manifest:file-entry manifest:full-path="Basic/VBAProject/Sheet3.xml" manifest:media-type="text/xml"/>
  <manifest:file-entry manifest:full-path="Basic/VBAProject/Sheet2.xml" manifest:media-type="text/xml"/>
  <manifest:file-entry manifest:full-path="Basic/VBAProject/Module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2.09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357.39pt"/>
    </style:style>
    <style:style style:name="co6" style:family="table-column">
      <style:table-column-properties fo:break-before="auto" style:column-width="281.76pt"/>
    </style:style>
    <style:style style:name="co7" style:family="table-column">
      <style:table-column-properties fo:break-before="auto" style:column-width="25.99pt"/>
    </style:style>
    <style:style style:name="co8" style:family="table-column">
      <style:table-column-properties fo:break-before="auto" style:column-width="31.01pt"/>
    </style:style>
    <style:style style:name="co9" style:family="table-column">
      <style:table-column-properties fo:break-before="auto" style:column-width="244.86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60.66pt"/>
    </style:style>
    <style:style style:name="co12" style:family="table-column">
      <style:table-column-properties fo:break-before="auto" style:column-width="384.24pt"/>
    </style:style>
    <style:style style:name="co13" style:family="table-column">
      <style:table-column-properties fo:break-before="auto" style:column-width="135.95pt"/>
    </style:style>
    <style:style style:name="co14" style:family="table-column">
      <style:table-column-properties fo:break-before="auto" style:column-width="104.51pt"/>
    </style:style>
    <style:style style:name="co15" style:family="table-column">
      <style:table-column-properties fo:break-before="auto" style:column-width="226.29pt"/>
    </style:style>
    <style:style style:name="co16" style:family="table-column">
      <style:table-column-properties fo:break-before="auto" style:column-width="89.21pt"/>
    </style:style>
    <style:style style:name="co17" style:family="table-column">
      <style:table-column-properties fo:break-before="auto" style:column-width="117.16pt"/>
    </style:style>
    <style:style style:name="co18" style:family="table-column">
      <style:table-column-properties fo:break-before="auto" style:column-width="260.84pt"/>
    </style:style>
    <style:style style:name="co19" style:family="table-column">
      <style:table-column-properties fo:break-before="auto" style:column-width="90.06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162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5.0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42.0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ro9" style:family="table-row">
      <style:table-row-properties style:row-height="28.35pt" fo:break-before="auto" style:use-optimal-row-height="true"/>
    </style:style>
    <style:style style:name="ro10" style:family="table-row">
      <style:table-row-properties style:row-height="14.91pt" fo:break-before="auto" style:use-optimal-row-height="true"/>
    </style:style>
    <style:style style:name="ro11" style:family="table-row">
      <style:table-row-properties style:row-height="41.75pt" fo:break-before="auto" style:use-optimal-row-height="true"/>
    </style:style>
    <style:style style:name="ro12" style:family="table-row">
      <style:table-row-properties style:row-height="42.35pt" fo:break-before="auto" style:use-optimal-row-height="true"/>
    </style:style>
    <style:style style:name="ro13" style:family="table-row">
      <style:table-row-properties style:row-height="14.09pt" fo:break-before="auto" style:use-optimal-row-height="true"/>
    </style:style>
    <style:style style:name="ro14" style:family="table-row">
      <style:table-row-properties style:row-height="30.76pt" fo:break-before="auto" style:use-optimal-row-height="false"/>
    </style:style>
    <style:style style:name="ro15" style:family="table-row">
      <style:table-row-properties style:row-height="54pt" fo:break-before="auto" style:use-optimal-row-height="false"/>
    </style:style>
    <style:style style:name="ro16" style:family="table-row">
      <style:table-row-properties style:row-height="220.51pt" fo:break-before="auto" style:use-optimal-row-height="false"/>
    </style:style>
    <style:style style:name="ro17" style:family="table-row">
      <style:table-row-properties style:row-height="98.25pt" fo:break-before="auto" style:use-optimal-row-height="false"/>
    </style:style>
    <style:style style:name="ro18" style:family="table-row">
      <style:table-row-properties style:row-height="114.01pt" fo:break-before="auto" style:use-optimal-row-height="false"/>
    </style:style>
    <style:style style:name="ro19" style:family="table-row">
      <style:table-row-properties style:row-height="123.76pt" fo:break-before="auto" style:use-optimal-row-height="false"/>
    </style:style>
    <style:style style:name="ro20" style:family="table-row">
      <style:table-row-properties style:row-height="150.01pt" fo:break-before="auto" style:use-optimal-row-height="false"/>
    </style:style>
    <style:style style:name="ro21" style:family="table-row">
      <style:table-row-properties style:row-height="139.41pt" fo:break-before="auto" style:use-optimal-row-height="false"/>
    </style:style>
    <style:style style:name="ro22" style:family="table-row">
      <style:table-row-properties style:row-height="55.5pt" fo:break-before="auto" style:use-optimal-row-height="false"/>
    </style:style>
    <style:style style:name="ro23" style:family="table-row">
      <style:table-row-properties style:row-height="29.11pt" fo:break-before="auto" style:use-optimal-row-height="true"/>
    </style:style>
    <style:style style:name="ro24" style:family="table-row">
      <style:table-row-properties style:row-height="55.56pt" fo:break-before="auto" style:use-optimal-row-height="true"/>
    </style:style>
    <style:style style:name="ro25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lan_20_-_20_Matthew">
      <style:table-properties table:display="true" style:writing-mode="lr-tb"/>
    </style:style>
    <style:style style:name="ta3" style:family="table" style:master-page-name="PageStyle_5f_ARCL_20_command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80" style:family="table-cell" style:parent-style-name="Default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rotation-align="none"/>
    </style:style>
    <style:style style:name="ce1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23" style:family="table-cell" style:parent-style-name="Default" style:data-style-name="N33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 style:data-style-name="N3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ackground-color="#548235" style:rotation-align="none"/>
    </style:style>
    <style:style style:name="ce127" style:family="table-cell" style:parent-style-name="Default">
      <style:table-cell-properties fo:background-color="transparent" style:rotation-align="none"/>
    </style:style>
    <style:style style:name="ce129" style:family="table-cell" style:parent-style-name="Default" style:data-style-name="N33">
      <style:table-cell-properties fo:background-color="#18171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Default">
      <style:table-cell-properties fo:background-color="#72bf4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9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4" style:family="table-cell" style:parent-style-name="Default">
      <style:table-cell-properties fo:background-color="#faa61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fo:background-color="#bf9000" style:rotation-align="none"/>
    </style:style>
    <style:style style:name="ce2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6" style:family="table-cell" style:parent-style-name="Default">
      <style:table-cell-properties style:diagonal-bl-tr="none" style:diagonal-tl-br="none" fo:border="none" style:rotation-align="none"/>
    </style:style>
    <style:style style:name="ce157" style:family="table-cell" style:parent-style-name="Default">
      <style:table-cell-properties fo:background-color="#bf9000" style:diagonal-bl-tr="none" style:diagonal-tl-br="none" fo:border="none" style:rotation-align="none"/>
    </style:style>
    <style:style style:name="ce1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62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</style:style>
    <style:style style:name="ce16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169" style:family="table-cell" style:parent-style-name="Default">
      <style:table-cell-properties fo:border-bottom="none" fo:background-color="#bf9000" style:diagonal-bl-tr="none" style:diagonal-tl-br="none" fo:border-left="none" fo:border-right="0.74pt solid #000000" style:rotation-align="none" fo:border-top="none"/>
    </style:style>
    <style:style style:name="ce170" style:family="table-cell" style:parent-style-name="Default">
      <style:table-cell-properties fo:background-color="#f58220"/>
    </style:style>
    <style:style style:name="ce17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5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72bf44"/>
    </style:style>
    <style:style style:name="ce92" style:family="table-cell" style:parent-style-name="Default">
      <style:table-cell-properties fo:background-color="#fff200"/>
    </style:style>
    <style:style style:name="ce95" style:family="table-cell" style:parent-style-name="Default">
      <style:table-cell-properties fo:background-color="#72bf44"/>
      <style:text-properties fo:color="#000000"/>
    </style:style>
    <style:style style:name="ce67" style:family="table-cell" style:parent-style-name="Default">
      <style:table-cell-properties fo:background-color="#faa61a"/>
    </style:style>
    <style:style style:name="ce184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fo:background-color="#72bf44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72bf44" style:diagonal-bl-tr="none" style:diagonal-tl-br="none" fo:border-left="none" fo:border-right="none" style:rotation-align="none" fo:border-top="none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9" style:family="table-cell" style:parent-style-name="Default">
      <style:table-cell-properties fo:background-color="#843c0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843c0b" style:rotation-align="none"/>
    </style:style>
    <style:style style:name="ce61" style:family="table-cell" style:parent-style-name="Default">
      <style:table-cell-properties fo:border-bottom="0.74pt solid #000000" fo:background-color="#843c0b" style:diagonal-bl-tr="none" style:diagonal-tl-br="none" fo:border-left="none" fo:border-right="none" style:rotation-align="none" fo:border-top="none"/>
    </style:style>
    <style:style style:name="ce86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806000" style:rotation-align="none"/>
    </style:style>
    <style:style style:name="ce89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ackground-color="#1f4e79" style:rotation-align="none"/>
    </style:style>
    <style:style style:name="ce66" style:family="table-cell" style:parent-style-name="Default">
      <style:table-cell-properties fo:background-color="#1f4e7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ackground-color="#72bf44" fo:wrap-option="wrap"/>
      <style:text-properties fo:font-weight="bold" style:font-weight-asian="bold" style:font-weight-complex="bold"/>
    </style:style>
    <style:style style:name="ce94" style:family="table-cell" style:parent-style-name="Default">
      <style:table-cell-properties fo:wrap-option="wrap"/>
    </style:style>
    <style:style style:name="ce141" style:family="table-cell" style:parent-style-name="Default">
      <style:table-cell-properties fo:background-color="#fff200" fo:wrap-option="wrap"/>
    </style:style>
    <style:style style:name="ce88" style:family="table-cell" style:parent-style-name="Default">
      <style:table-cell-properties fo:background-color="transparent" fo:wrap-option="wrap"/>
    </style:style>
    <style:style style:name="ce15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43" style:family="table-cell" style:parent-style-name="Default">
      <style:table-cell-properties fo:wrap-option="wrap" style:vertical-align="middle"/>
    </style:style>
    <style:style style:name="gr1" style:family="graphic">
      <style:graphic-properties draw:textarea-horizontal-align="justify" draw:textarea-vertical-align="middle" draw:auto-grow-height="false" fo:min-height="43.97pt" fo:min-width="143.4pt"/>
    </style:style>
    <style:style style:name="gr2" style:family="graphic">
      <style:graphic-properties draw:textarea-horizontal-align="justify" draw:textarea-vertical-align="middle" draw:auto-grow-height="false" fo:min-height="58.68pt" fo:min-width="93.74pt"/>
    </style:style>
    <style:style style:name="gr3" style:family="graphic">
      <style:graphic-properties draw:textarea-horizontal-align="justify" draw:textarea-vertical-align="middle" draw:auto-grow-height="false" fo:min-height="43.97pt" fo:min-width="93.74pt"/>
    </style:style>
    <style:style style:name="gr4" style:family="graphic">
      <style:graphic-properties draw:textarea-horizontal-align="justify" draw:textarea-vertical-align="middle" draw:auto-grow-height="false" fo:min-height="10.66pt" fo:min-width="32.63pt"/>
    </style:style>
    <style:style style:name="gr5" style:family="graphic">
      <style:graphic-properties draw:textarea-horizontal-align="justify" draw:textarea-vertical-align="middle" draw:auto-grow-height="false" fo:min-height="74.61pt" fo:min-width="93.74pt"/>
    </style:style>
    <style:style style:name="gr6" style:family="graphic">
      <style:graphic-properties draw:fill-color="#faa61a" draw:textarea-horizontal-align="justify" draw:textarea-vertical-align="middle" draw:auto-grow-height="false" fo:min-height="43.97pt" fo:min-width="93.74pt"/>
    </style:style>
    <style:style style:name="gr7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8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9" style:family="graphic">
      <style:graphic-properties draw:fill-color="#72bf44" draw:textarea-horizontal-align="justify" draw:textarea-vertical-align="middle" draw:auto-grow-height="false" fo:min-height="43.97pt" fo:min-width="93.74pt"/>
    </style:style>
    <style:style style:name="gr10" style:family="graphic">
      <style:graphic-properties draw:fill-color="#fff200" draw:textarea-horizontal-align="justify" draw:textarea-vertical-align="middle" draw:auto-grow-height="false" fo:min-height="43.97pt" fo:min-width="93.74pt"/>
    </style:style>
    <style:style style:name="gr11" style:family="graphic">
      <style:graphic-properties draw:fill-color="#72bf44" draw:textarea-horizontal-align="justify" draw:textarea-vertical-align="middle" draw:auto-grow-height="false" fo:min-height="10.66pt" fo:min-width="32.63pt"/>
    </style:style>
    <style:style style:name="gr12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3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4" style:family="graphic">
      <style:graphic-properties draw:fill-color="#faa61a" draw:textarea-horizontal-align="justify" draw:textarea-vertical-align="middle" draw:auto-grow-height="false" fo:min-height="43.97pt" fo:min-width="98.11pt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T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8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10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style-complex="normal" style:font-relief="none" style:font-weight-complex="normal" style:font-size-complex="11pt" style:font-name-complex="Calibri" style:language-complex="hi" style:country-complex="IN" fo:language="en" fo:country="SG" fo:text-shadow="none" fo:font-style="normal" style:text-underline-style="none" style:text-underline-color="font-color" fo:font-size="11pt" fo:color="#000000" style:font-size-asian="11pt" style:font-name="Calibri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13" style:family="text">
      <style:text-properties style:language-complex="hi" style:country-complex="IN" style:text-overline-style="none" style:text-overline-color="font-color" fo:color="#000000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" style:font-relief="none" style:language-asian="zh" style:country-asian="CN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14" style:family="text">
      <style:text-properties fo:font-weight="normal" style:font-style-complex="normal" style:font-size-asian="11pt" style:text-overline-style="none" style:text-overline-color="font-color" style:font-name-complex="Calibri" style:font-relief="none" fo:color="#000000" style:text-emphasize="none" style:font-style-asian="normal" style:font-weight-asian="normal" style:font-size-complex="11pt" fo:font-size="11pt" style:font-weight-complex="normal" style:language-asian="zh" style:country-asian="CN" style:language-complex="hi" style:country-complex="IN" style:font-name-asian="Noto Sans CJK SC" fo:language="en" fo:country="SG" style:text-line-through-mode="continuous" fo:text-shadow="none" style:text-outline="false" fo:font-style="normal" style:text-line-through-type="none" style:text-underline-style="none" style:text-underline-color="font-color" style:font-name="Calibri"/>
    </style:style>
    <style:style style:name="T15" style:family="text">
      <style:text-properties fo:font-size="11pt" style:font-weight-complex="normal" style:font-name-complex="Calibri" style:font-relief="none" fo:color="#000000" style:text-emphasize="none" style:font-style-complex="normal" style:font-style-asian="normal" style:font-weight-asian="normal" style:font-size-complex="11pt" style:font-size-asian="11pt" style:language-complex="hi" style:country-complex="IN" style:text-overline-style="none" style:text-overline-color="font-color" style:language-asian="zh" style:country-asian="CN" style:font-name-asian="Noto Sans CJK SC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Robot&quot;;&quot;EM&quot;;&quot;Both&quot;)" table:allow-empty-cell="true" table:display-list="unsorted" table:base-cell-address="'ARCL commands'.C1">
          <table:help-message table:display="true"/>
          <table:error-message table:message-type="stop" table:display="true"/>
        </table:content-validation>
        <table:content-validation table:name="val2" table:condition="of:cell-content-is-in-list(&quot;Hardware&quot;;&quot;Motion&quot;;&quot;Utilities&quot;;&quot;*unsure*&quot;)" table:allow-empty-cell="true" table:display-list="unsorted" table:base-cell-address="'ARCL commands'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8" table:default-cell-style-name="Default"/>
        <table:table-column table:style-name="co2" table:number-columns-repeated="40" table:default-cell-style-name="Default"/>
        <table:table-column table:style-name="co3" table:number-columns-repeated="975" table:default-cell-style-name="Default"/>
        <table:table-row table:style-name="ro1">
          <table:table-cell table:style-name="ce80" office:value-type="string" calcext:value-type="string">
            <text:p>Tasks</text:p>
          </table:table-cell>
          <table:table-cell table:style-name="ce123" office:value-type="date" office:date-value="2019-07-15" calcext:value-type="date">
            <text:p>Jul 15</text:p>
          </table:table-cell>
          <table:table-cell table:style-name="ce123" table:formula="of:=[.B1]+7" office:value-type="date" office:date-value="2019-07-22" calcext:value-type="date">
            <text:p>Jul 22</text:p>
          </table:table-cell>
          <table:table-cell table:style-name="ce123" table:formula="of:=[.C1]+7" office:value-type="date" office:date-value="2019-07-29" calcext:value-type="date">
            <text:p>Jul 29</text:p>
          </table:table-cell>
          <table:table-cell table:style-name="ce123" table:formula="of:=[.D1]+7" office:value-type="date" office:date-value="2019-08-05" calcext:value-type="date">
            <text:p>Aug 05</text:p>
          </table:table-cell>
          <table:table-cell table:style-name="ce123" table:formula="of:=[.E1]+7" office:value-type="date" office:date-value="2019-08-12" calcext:value-type="date">
            <text:p>Aug 12</text:p>
          </table:table-cell>
          <table:table-cell table:style-name="ce123" table:formula="of:=[.F1]+7" office:value-type="date" office:date-value="2019-08-19" calcext:value-type="date">
            <text:p>Aug 19</text:p>
          </table:table-cell>
          <table:table-cell table:style-name="ce123" table:formula="of:=[.G1]+7" office:value-type="date" office:date-value="2019-08-26" calcext:value-type="date">
            <text:p>Aug 26</text:p>
          </table:table-cell>
          <table:table-cell table:style-name="ce123" table:formula="of:=[.H1]+7" office:value-type="date" office:date-value="2019-09-02" calcext:value-type="date">
            <text:p>Sep 02</text:p>
          </table:table-cell>
          <table:table-cell table:style-name="ce123" table:formula="of:=[.I1]+7" office:value-type="date" office:date-value="2019-09-09" calcext:value-type="date">
            <text:p>Sep 09</text:p>
          </table:table-cell>
          <table:table-cell table:style-name="ce123" table:formula="of:=[.J1]+7" office:value-type="date" office:date-value="2019-09-16" calcext:value-type="date">
            <text:p>Sep 16</text:p>
          </table:table-cell>
          <table:table-cell table:style-name="ce123" table:formula="of:=[.K1]+7" office:value-type="date" office:date-value="2019-09-23" calcext:value-type="date">
            <text:p>Sep 23</text:p>
          </table:table-cell>
          <table:table-cell table:style-name="ce123" table:formula="of:=[.L1]+7" office:value-type="date" office:date-value="2019-09-30" calcext:value-type="date">
            <text:p>Sep 30</text:p>
          </table:table-cell>
          <table:table-cell table:style-name="ce123" table:formula="of:=[.M1]+7" office:value-type="date" office:date-value="2019-10-07" calcext:value-type="date">
            <text:p>Oct 07</text:p>
          </table:table-cell>
          <table:table-cell table:style-name="ce129" table:formula="of:=[.N1]+7" office:value-type="date" office:date-value="2019-10-14" calcext:value-type="date">
            <text:p>Oct 14</text:p>
          </table:table-cell>
          <table:table-cell table:style-name="ce123" table:formula="of:=[.O1]+7" office:value-type="date" office:date-value="2019-10-21" calcext:value-type="date">
            <text:p>Oct 21</text:p>
          </table:table-cell>
          <table:table-cell table:style-name="ce123" table:formula="of:=[.P1]+7" office:value-type="date" office:date-value="2019-10-28" calcext:value-type="date">
            <text:p>Oct 28</text:p>
          </table:table-cell>
          <table:table-cell table:style-name="ce123" table:formula="of:=[.Q1]+7" office:value-type="date" office:date-value="2019-11-04" calcext:value-type="date">
            <text:p>Nov 04</text:p>
          </table:table-cell>
          <table:table-cell table:style-name="ce123" table:formula="of:=[.R1]+7" office:value-type="date" office:date-value="2019-11-11" calcext:value-type="date">
            <text:p>Nov 11</text:p>
          </table:table-cell>
          <table:table-cell table:style-name="ce123" table:formula="of:=[.S1]+7" office:value-type="date" office:date-value="2019-11-18" calcext:value-type="date">
            <text:p>Nov 18</text:p>
          </table:table-cell>
          <table:table-cell table:style-name="ce123" table:formula="of:=[.T1]+7" office:value-type="date" office:date-value="2019-11-25" calcext:value-type="date">
            <text:p>Nov 25</text:p>
          </table:table-cell>
          <table:table-cell table:style-name="ce123" table:formula="of:=[.U1]+7" office:value-type="date" office:date-value="2019-12-02" calcext:value-type="date">
            <text:p>Dec 02</text:p>
          </table:table-cell>
          <table:table-cell table:style-name="ce123" table:formula="of:=[.V1]+7" office:value-type="date" office:date-value="2019-12-09" calcext:value-type="date">
            <text:p>Dec 09</text:p>
          </table:table-cell>
          <table:table-cell table:style-name="ce123" table:formula="of:=[.W1]+7" office:value-type="date" office:date-value="2019-12-16" calcext:value-type="date">
            <text:p>Dec 16</text:p>
          </table:table-cell>
          <table:table-cell table:style-name="ce123" table:formula="of:=[.X1]+7" office:value-type="date" office:date-value="2019-12-23" calcext:value-type="date">
            <text:p>Dec 23</text:p>
          </table:table-cell>
          <table:table-cell table:style-name="ce123" table:formula="of:=[.Y1]+7" office:value-type="date" office:date-value="2019-12-30" calcext:value-type="date">
            <text:p>Dec 30</text:p>
          </table:table-cell>
          <table:table-cell table:style-name="ce123" table:formula="of:=[.Z1]+7" office:value-type="date" office:date-value="2020-01-06" calcext:value-type="date">
            <text:p>Jan 06</text:p>
          </table:table-cell>
          <table:table-cell table:style-name="ce123" table:formula="of:=[.AA1]+7" office:value-type="date" office:date-value="2020-01-13" calcext:value-type="date">
            <text:p>Jan 13</text:p>
          </table:table-cell>
          <table:table-cell table:style-name="ce123" table:formula="of:=[.AB1]+7" office:value-type="date" office:date-value="2020-01-20" calcext:value-type="date">
            <text:p>Jan 20</text:p>
          </table:table-cell>
          <table:table-cell table:style-name="ce123" table:formula="of:=[.AC1]+7" office:value-type="date" office:date-value="2020-01-27" calcext:value-type="date">
            <text:p>Jan 27</text:p>
          </table:table-cell>
          <table:table-cell table:style-name="ce123"/>
          <table:table-cell table:style-name="ce80" table:number-columns-repeated="993"/>
        </table:table-row>
        <table:table-row table:style-name="ro1">
          <table:table-cell table:style-name="ce82" office:value-type="string" calcext:value-type="string">
            <text:p>Pre-internship setup</text:p>
          </table:table-cell>
          <table:table-cell table:style-name="ce125" table:number-columns-repeated="30"/>
          <table:table-cell table:style-name="ce82" table:number-columns-repeated="993"/>
        </table:table-row>
        <table:table-row table:style-name="ro1">
          <table:table-cell office:value-type="string" calcext:value-type="string">
            <text:p>Familiarization with ROS2.0</text:p>
          </table:table-cell>
          <table:table-cell table:style-name="ce126" table:number-columns-repeated="8"/>
          <table:table-cell table:number-columns-repeated="1015"/>
        </table:table-row>
        <table:table-row table:style-name="ro1">
          <table:table-cell table:style-name="ce101" office:value-type="string" calcext:value-type="string">
            <text:p>+ Install ROS2.0 on Windows or Ubuntu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Import LD robot 3D model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Jog LD robot (teleop)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/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13" office:value-type="string" calcext:value-type="string">
            <text:p>Visited ARTC to find out more about membership and training</text:p>
          </table:table-cell>
          <table:table-cell/>
          <table:table-cell table:style-name="ce126"/>
          <table:table-cell table:number-columns-repeated="1021"/>
        </table:table-row>
        <table:table-row table:style-name="ro2">
          <table:table-cell table:style-name="ce114" office:value-type="string" calcext:value-type="string">
            <text:p>- <text:span text:style-name="T1">Membership rates for projects</text:span></text:p>
            <text:p><text:span text:style-name="T2">- </text:span><text:span text:style-name="T3">Participation in pre-competitive shared projects advancing ROS for industry-specific applications</text:span></text:p>
            <text:p><text:span text:style-name="T4">- Full membership: Voting of priorities for shared projects</text:span></text:p>
            <text:p><text:span text:style-name="T5">- Up to 3 free ROS trainings per year (</text:span><text:span text:style-name="T6">2 for associate member</text:span><text:span text:style-name="T7">)</text:span></text:p>
            <text:p><text:span text:style-name="T5">- Up to 3 free seats for the Annual Workshop (</text:span><text:span text:style-name="T6">2 for associate member</text:span><text:span text:style-name="T7">)</text:span></text:p>
            <text:p><text:span text:style-name="T4">- Full membership gets automatic associate tier access to the Europe and Americas regions as well – you could join their conference, send staff in these regions to their training, and participate in their pre-competitive projects</text:span></text:p>
            <text:p><text:span text:style-name="T4">SGD7000/year for associate membership, pro-rated, 4k cash</text:span></text:p>
            <text:p><text:span text:style-name="T4">Architecture advice is SGD125/hour: 8h*2days*10weeks = 160h = SGD20k</text:span></text:p>
            <text:p/>
          </table:table-cell>
          <table:table-cell/>
          <table:table-cell table:style-name="ce12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5" office:value-type="string" calcext:value-type="string">
            <text:p>Engagement road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 1.0 training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ntor intern when writing ROS layer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&amp;G pj using LD250 to move 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T engagement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6" office:value-type="string" calcext:value-type="string">
            <text:p>Start of internship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Install Ubuntu ROS1.0 and Windows ROS 2.0 on T440 laptop</text:p>
          </table:table-cell>
          <table:table-cell table:number-columns-repeated="8"/>
          <table:table-cell table:style-name="ce126"/>
          <table:table-cell table:number-columns-repeated="1014"/>
        </table:table-row>
        <table:table-row table:style-name="ro1">
          <table:table-cell office:value-type="string" calcext:value-type="string">
            <text:p>Introduce existing ROS packages with Omron robots for exploration</text:p>
          </table:table-cell>
          <table:table-cell table:number-columns-repeated="8"/>
          <table:table-cell table:style-name="ce126" table:number-columns-repeated="2"/>
          <table:table-cell table:number-columns-repeated="1013"/>
        </table:table-row>
        <table:table-row table:style-name="ro1">
          <table:table-cell table:style-name="ce113" office:value-type="string" calcext:value-type="string">
            <text:p>ROS-I Developer's Training 24-27/9 - Basic+Advanced  <text:span text:style-name="T8">SGD950each</text:span></text:p>
          </table:table-cell>
          <table:table-cell/>
          <table:table-cell table:style-name="ce127"/>
          <table:table-cell table:number-columns-repeated="8"/>
          <table:table-cell table:style-name="ce126"/>
          <table:table-cell table:number-columns-repeated="1012"/>
        </table:table-row>
        <table:table-row table:style-name="ro1">
          <table:table-cell table:style-name="ce113"/>
          <table:table-cell/>
          <table:table-cell table:style-name="ce127"/>
          <table:table-cell table:number-columns-repeated="8"/>
          <table:table-cell table:style-name="ce127"/>
          <table:table-cell table:number-columns-repeated="1012"/>
        </table:table-row>
        <table:table-row table:style-name="ro1">
          <table:table-cell table:style-name="ce115" office:value-type="string" calcext:value-type="string">
            <text:p>ROS for LD robots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Understand how LD robot works (attach to Rajaram)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Learn ARCL commands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Choose ARCL functions to create ROS publishers</text:p>
          </table:table-cell>
          <table:table-cell table:number-columns-repeated="10"/>
          <table:table-cell table:style-name="ce127" table:number-columns-repeated="2"/>
          <table:table-cell table:style-name="ce126" table:number-columns-repeated="3"/>
          <table:table-cell table:style-name="ce127"/>
          <table:table-cell table:number-columns-repeated="1007"/>
        </table:table-row>
        <table:table-row table:style-name="ro1">
          <table:table-cell office:value-type="string" calcext:value-type="string">
            <text:p>Able to write script to move LD robot a relative distance and to a pre-taught goal</text:p>
          </table:table-cell>
          <table:table-cell table:number-columns-repeated="10"/>
          <table:table-cell table:style-name="ce127" table:number-columns-repeated="4"/>
          <table:table-cell/>
          <table:table-cell table:style-name="ce126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13"/>
          <table:table-cell table:style-name="ce127" table:number-columns-repeated="2"/>
          <table:table-cell table:number-columns-repeated="2"/>
          <table:table-cell table:style-name="ce126"/>
          <table:table-cell table:number-columns-repeated="1005"/>
        </table:table-row>
        <table:table-row table:style-name="ro1">
          <table:table-cell table:number-columns-repeated="14"/>
          <table:table-cell table:style-name="ce127" table:number-columns-repeated="2"/>
          <table:table-cell table:number-columns-repeated="1008"/>
        </table:table-row>
        <table:table-row table:style-name="ro1">
          <table:table-cell table:style-name="ce115" office:value-type="string" calcext:value-type="string">
            <text:p>ROS for TM robots (TM5-7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y TM ROS1.0 package available online</text:p>
          </table:table-cell>
          <table:table-cell table:number-columns-repeated="16"/>
          <table:table-cell table:style-name="ce127" table:number-columns-repeated="2"/>
          <table:table-cell table:style-name="ce126" table:number-columns-repeated="2"/>
          <table:table-cell table:number-columns-repeated="1003"/>
        </table:table-row>
        <table:table-row table:style-name="ro1">
          <table:table-cell table:style-name="ce121" office:value-type="string" calcext:value-type="string">
            <text:p><text:a xlink:href="https://github.com/kentsai0319/techman_robot" xlink:type="simple">https://github.com/kentsai0319/techman_robot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 Mobile Manipulator with ROS</text:p>
          </table:table-cell>
          <table:table-cell table:number-columns-repeated="21"/>
          <table:table-cell table:style-name="ce126" table:number-columns-repeated="3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5" office:value-type="string" calcext:value-type="string">
            <text:p>ROS for Sysm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rn to write PLC programs on Sysmac Studio</text:p>
          </table:table-cell>
          <table:table-cell table:number-columns-repeated="24"/>
          <table:table-cell table:style-name="ce126"/>
          <table:table-cell table:style-name="ce127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Write FB to talk to ROS packages</text:p>
          </table:table-cell>
          <table:table-cell table:number-columns-repeated="25"/>
          <table:table-cell table:style-name="ce126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Perform pick and place with Viper</text:p>
          </table:table-cell>
          <table:table-cell table:number-columns-repeated="27"/>
          <table:table-cell table:style-name="ce126"/>
          <table:table-cell table:number-columns-repeated="995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27"/>
          <table:table-cell table:style-name="ce127"/>
          <table:table-cell table:style-name="ce126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style-name="ce115" office:value-type="string" calcext:value-type="string">
            <text:p>Drone with LD robots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Try autonomous navigation of drone with ROS</text:p>
          </table:table-cell>
          <table:table-cell table:number-columns-repeated="21"/>
          <table:table-cell table:style-name="ce126" table:number-columns-repeated="2"/>
          <table:table-cell table:number-columns-repeated="1000"/>
        </table:table-row>
        <table:table-row table:style-name="ro1" table:visibility="collapse">
          <table:table-cell office:value-type="string" calcext:value-type="string">
            <text:p>Integrate LD navigation with drone action</text:p>
          </table:table-cell>
          <table:table-cell table:number-columns-repeated="21"/>
          <table:table-cell table:style-name="ce127"/>
          <table:table-cell table:style-name="ce126" table:number-columns-repeated="2"/>
          <table:table-cell table:number-columns-repeated="999"/>
        </table:table-row>
        <table:table-row table:style-name="ro1" table:visibility="collapse">
          <table:table-cell office:value-type="string" calcext:value-type="string">
            <text:p>Test in lab</text:p>
          </table:table-cell>
          <table:table-cell table:number-columns-repeated="22"/>
          <table:table-cell table:style-name="ce127"/>
          <table:table-cell table:style-name="ce126" table:number-columns-repeated="2"/>
          <table:table-cell table:number-columns-repeated="998"/>
        </table:table-row>
        <table:table-row table:style-name="ro1" table:visibility="collapse">
          <table:table-cell office:value-type="string" calcext:value-type="string">
            <text:p>Documentation and upload to GTKS (how can NSCs/customers use it)</text:p>
          </table:table-cell>
          <table:table-cell table:number-columns-repeated="25"/>
          <table:table-cell table:style-name="ce126"/>
          <table:table-cell table:number-columns-repeated="99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15" office:value-type="string" calcext:value-type="string">
            <text:p>ROS links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" xlink:type="simple">https://index.ros.org/doc/ros2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Tutorials/" xlink:type="simple">https://index.ros.org/doc/ros2/Tutorials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Installation/Dashing/" xlink:type="simple">https://index.ros.org/doc/ros2/Installation/Dashing/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://wiki.ros.org/navigation/Tutorials/RobotSetup" xlink:type="simple">http://wiki.ros.org/navigation/Tutorials/RobotSetup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s://github.com/cse481wi18/cse481wi18/wiki/Lab-15%3A-Driving-with-odometry" xlink:type="simple">https://github.com/cse481wi18/cse481wi18/wiki/Lab-15%3A-Driving-with-odometry</text:a>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- Matthew" table:style-name="ta2">
        <table:table-column table:style-name="co4" table:default-cell-style-name="ce134"/>
        <table:table-column table:style-name="co5" table:default-cell-style-name="ce134"/>
        <table:table-column table:style-name="co6" table:default-cell-style-name="ce134"/>
        <table:table-column table:style-name="co7" table:number-columns-repeated="2" table:default-cell-style-name="Default"/>
        <table:table-column table:style-name="co7" table:default-cell-style-name="ce156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76"/>
        <table:table-column table:style-name="co7" table:default-cell-style-name="ce172"/>
        <table:table-column table:style-name="co7" table:number-columns-repeated="3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56"/>
        <table:table-column table:style-name="co7" table:number-columns-repeated="6" table:default-cell-style-name="Default"/>
        <table:table-column table:style-name="co3" table:number-columns-repeated="941" table:default-cell-style-name="Default"/>
        <table:table-row table:style-name="ro1">
          <table:table-cell table:style-name="ce130" table:number-columns-repeated="3"/>
          <table:table-cell table:style-name="ce26" office:value-type="string" calcext:value-type="string" table:number-columns-spanned="3" table:number-rows-spanned="1">
            <text:p>October</text:p>
          </table:table-cell>
          <table:covered-table-cell table:style-name="ce29"/>
          <table:covered-table-cell table:style-name="ce26"/>
          <table:table-cell table:style-name="ce35" office:value-type="string" calcext:value-type="string" table:number-columns-spanned="21" table:number-rows-spanned="1">
            <text:p>November</text:p>
          </table:table-cell>
          <table:covered-table-cell table:number-columns-repeated="19" table:style-name="ce29"/>
          <table:covered-table-cell table:style-name="ce26"/>
          <table:table-cell table:style-name="ce35" office:value-type="string" calcext:value-type="string" table:number-columns-spanned="22" table:number-rows-spanned="1">
            <text:p>December</text:p>
          </table:table-cell>
          <table:covered-table-cell table:number-columns-repeated="20" table:style-name="ce29"/>
          <table:covered-table-cell table:style-name="ce26"/>
          <table:table-cell table:style-name="ce35" office:value-type="string" calcext:value-type="string" table:number-columns-spanned="23" table:number-rows-spanned="1">
            <text:p>January</text:p>
          </table:table-cell>
          <table:covered-table-cell table:number-columns-repeated="21" table:style-name="ce29"/>
          <table:covered-table-cell table:style-name="ce26"/>
          <table:table-cell table:style-name="ce29" office:value-type="string" calcext:value-type="string" table:number-columns-spanned="5" table:number-rows-spanned="1">
            <text:p>February</text:p>
          </table:table-cell>
          <table:covered-table-cell table:number-columns-repeated="4" table:style-name="ce29"/>
          <table:table-cell table:style-name="ce178" table:number-columns-repeated="947"/>
        </table:table-row>
        <table:table-row table:style-name="ro1">
          <table:table-cell table:style-name="ce133" table:number-columns-repeated="3"/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4" office:value-type="float" office:value="31" calcext:value-type="float">
            <text:p>31</text:p>
          </table:table-cell>
          <table:table-cell table:style-name="ce160" office:value-type="float" office:value="1" calcext:value-type="float">
            <text:p>1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60" office:value-type="float" office:value="8" calcext:value-type="float">
            <text:p>8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60" office:value-type="float" office:value="15" calcext:value-type="float">
            <text:p>15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60" office:value-type="float" office:value="22" calcext:value-type="float">
            <text:p>22</text:p>
          </table:table-cell>
          <table:table-cell table:style-name="ce150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50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5" office:value-type="float" office:value="29" calcext:value-type="float">
            <text:p>29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60" office:value-type="float" office:value="13" calcext:value-type="float">
            <text:p>13</text:p>
          </table:table-cell>
          <table:table-cell table:style-name="ce150" office:value-type="float" office:value="16" calcext:value-type="float">
            <text:p>16</text:p>
          </table:table-cell>
          <table:table-cell table:style-name="ce150" office:value-type="float" office:value="17" calcext:value-type="float">
            <text:p>17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60" office:value-type="float" office:value="20" calcext:value-type="float">
            <text:p>20</text:p>
          </table:table-cell>
          <table:table-cell table:style-name="ce150" office:value-type="float" office:value="23" calcext:value-type="float">
            <text:p>23</text:p>
          </table:table-cell>
          <table:table-cell table:style-name="ce171" office:value-type="float" office:value="24" calcext:value-type="float">
            <text:p>24</text:p>
          </table:table-cell>
          <table:table-cell table:style-name="ce171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60" office:value-type="float" office:value="27" calcext:value-type="float">
            <text:p>27</text:p>
          </table:table-cell>
          <table:table-cell table:style-name="ce150" office:value-type="float" office:value="30" calcext:value-type="float">
            <text:p>30</text:p>
          </table:table-cell>
          <table:table-cell table:style-name="ce173" office:value-type="float" office:value="31" calcext:value-type="float">
            <text:p>31</text:p>
          </table:table-cell>
          <table:table-cell table:style-name="ce171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60" office:value-type="float" office:value="3" calcext:value-type="float">
            <text:p>3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9" calcext:value-type="float">
            <text:p>9</text:p>
          </table:table-cell>
          <table:table-cell table:style-name="ce160" office:value-type="float" office:value="10" calcext:value-type="float">
            <text:p>10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float" office:value="16" calcext:value-type="float">
            <text:p>16</text:p>
          </table:table-cell>
          <table:table-cell table:style-name="ce160" office:value-type="float" office:value="17" calcext:value-type="float">
            <text:p>17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50" office:value-type="float" office:value="22" calcext:value-type="float">
            <text:p>22</text:p>
          </table:table-cell>
          <table:table-cell table:style-name="ce150" office:value-type="float" office:value="23" calcext:value-type="float">
            <text:p>23</text:p>
          </table:table-cell>
          <table:table-cell table:style-name="ce175" office:value-type="float" office:value="24" calcext:value-type="float">
            <text:p>24</text:p>
          </table:table-cell>
          <table:table-cell table:style-name="ce171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5" office:value-type="float" office:value="31" calcext:value-type="float">
            <text:p>31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77" office:value-type="float" office:value="7" calcext:value-type="float">
            <text:p>7</text:p>
          </table:table-cell>
          <table:table-cell table:style-name="ce150" table:number-columns-repeated="947"/>
        </table:table-row>
        <table:table-row table:style-name="ro3">
          <table:table-cell table:style-name="ce133"/>
          <table:table-cell table:style-name="ce135" office:value-type="string" calcext:value-type="string">
            <text:p>Task</text:p>
          </table:table-cell>
          <table:table-cell table:style-name="ce133" office:value-type="string" calcext:value-type="string">
            <text:p>Output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5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4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5" office:value-type="string" calcext:value-type="string">
            <text:p>F</text:p>
          </table:table-cell>
          <table:table-cell table:style-name="ce171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7" office:value-type="string" calcext:value-type="string">
            <text:p>F</text:p>
          </table:table-cell>
          <table:table-cell table:style-name="ce150" table:number-columns-repeated="947"/>
        </table:table-row>
        <table:table-row table:style-name="ro1">
          <table:table-cell/>
          <table:table-cell table:style-name="ce136" office:value-type="string" calcext:value-type="string">
            <text:p>LD Robot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38" office:value-type="string" calcext:value-type="string">
            <text:p>Draft out ROS diagram with nodes, topics for ARCL 'status' command</text:p>
          </table:table-cell>
          <table:table-cell table:style-name="ce145" office:value-type="string" calcext:value-type="string">
            <text:p>Diagram of package with nodes and topics</text:p>
            <text:p>ROS package with correct structure and files</text:p>
          </table:table-cell>
          <table:table-cell table:style-name="ce152"/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39" office:value-type="string" calcext:value-type="string">
            <text:p>Create package with publishers for ARCL 'status' command</text:p>
          </table:table-cell>
          <table:table-cell table:style-name="ce145" office:value-type="string" calcext:value-type="string">
            <text:p>One node that publishes 5 topics - Status; BatteryVoltage; Location; LocalizationScore; Temperature</text:p>
          </table:table-cell>
          <table:table-cell/>
          <table:table-cell table:style-name="ce152"/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Split ARCL commands into topics, services or actions</text:p>
          </table:table-cell>
          <table:table-cell table:style-name="ce147"/>
          <table:table-cell table:number-columns-repeated="2"/>
          <table:table-cell table:style-name="ce157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139" office:value-type="string" calcext:value-type="string">
            <text:p>Use namespaces to publish topics for multiple robots</text:p>
          </table:table-cell>
          <table:table-cell office:value-type="string" calcext:value-type="string">
            <text:p>Use lauch files</text:p>
          </table:table-cell>
          <table:table-cell table:number-columns-repeated="2"/>
          <table:table-cell table:style-name="ce158"/>
          <table:table-cell table:style-name="ce162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9" office:value-type="string" calcext:value-type="string">
            <text:p>Write <text:span text:style-name="T9">publishers</text:span><text:span text:style-name="T10"> for 5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2"/>
          <table:table-cell table:style-name="ce158"/>
          <table:table-cell table:style-name="ce165"/>
          <table:table-cell table:style-name="ce152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9" office:value-type="string" calcext:value-type="string">
            <text:p>Write <text:span text:style-name="T9">publishers</text:span><text:span text:style-name="T10"> for remaining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4"/>
          <table:table-cell table:style-name="ce152"/>
          <table:table-cell table:style-name="ce127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9" office:value-type="string" calcext:value-type="string">
            <text:p>Write <text:span text:style-name="T9">actions</text:span><text:span text:style-name="T10"> for 3 ARCL commands</text:span></text:p>
          </table:table-cell>
          <table:table-cell office:value-type="string" calcext:value-type="string">
            <text:p>e.g. patrol; dock</text:p>
          </table:table-cell>
          <table:table-cell table:number-columns-repeated="5"/>
          <table:table-cell table:style-name="ce152" table:number-columns-repeated="2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Write <text:span text:style-name="T9">actions</text:span><text:span text:style-name="T10"> for remaining 7 ARCL commands</text:span></text:p>
          </table:table-cell>
          <table:table-cell table:number-columns-repeated="7"/>
          <table:table-cell table:style-name="ce152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Write <text:span text:style-name="T9">services</text:span><text:span text:style-name="T10"> for 1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7"/>
          <table:table-cell table:style-name="ce157"/>
          <table:table-cell table:style-name="ce166"/>
          <table:table-cell/>
          <table:table-cell table:style-name="ce156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8"/>
          <table:table-cell table:style-name="ce166"/>
          <table:table-cell table:style-name="ce152" table:number-columns-repeated="2"/>
          <table:table-cell table:style-name="ce127" table:number-columns-repeated="2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0"/>
          <table:table-cell table:style-name="ce152" table:number-columns-repeated="3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9" office:value-type="string" calcext:value-type="string">
            <text:p>Write <text:span text:style-name="T9">services</text:span><text:span text:style-name="T10"> for remaining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2"/>
          <table:table-cell table:style-name="ce152"/>
          <table:table-cell table:style-name="ce166"/>
          <table:table-cell table:number-columns-repeated="1007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144" office:value-type="string" calcext:value-type="string">
            <text:p>Functional tests of ROS packages on actual robot</text:p>
          </table:table-cell>
          <table:table-cell table:style-name="ce145" office:value-type="string" calcext:value-type="string">
            <text:p>Moving to goal; dock; patrol; say; move relative distance</text:p>
          </table:table-cell>
          <table:table-cell table:number-columns-repeated="14"/>
          <table:table-cell table:style-name="ce152" table:number-columns-repeated="3"/>
          <table:table-cell table:number-columns-repeated="4"/>
          <table:table-cell table:style-name="ce127" table:number-columns-repeated="2"/>
          <table:table-cell table:style-name="ce168"/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gration tests of ROS packages on actual robots</text:p>
          </table:table-cell>
          <table:table-cell office:value-type="string" calcext:value-type="string">
            <text:p>Move two robots between multiple goals</text:p>
          </table:table-cell>
          <table:table-cell table:number-columns-repeated="16"/>
          <table:table-cell table:style-name="ce152" table:number-columns-repeated="2"/>
          <table:table-cell table:style-name="ce166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Document how to use code using inline comments and README</text:p>
          </table:table-cell>
          <table:table-cell table:style-name="ce145" office:value-type="string" calcext:value-type="string">
            <text:p>Instructions on how to install/modify code; limitations of code; what needs to be done on Mobile Planner</text:p>
          </table:table-cell>
          <table:table-cell table:number-columns-repeated="19"/>
          <table:table-cell table:style-name="ce152" table:number-columns-repeated="4"/>
          <table:table-cell table:style-name="ce169"/>
          <table:table-cell table:number-columns-repeated="997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Get Rajaram to use ROS packages from Github</text:p>
          </table:table-cell>
          <table:table-cell table:style-name="ce148" office:value-type="string" calcext:value-type="string">
            <text:p>Goal: use documentations to write ROS code to move LD robot</text:p>
          </table:table-cell>
          <table:table-cell table:number-columns-repeated="23"/>
          <table:table-cell table:style-name="ce169"/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umentation</text:p>
          </table:table-cell>
          <table:table-cell table:style-name="ce148"/>
          <table:table-cell table:number-columns-repeated="23"/>
          <table:table-cell table:style-name="ce168"/>
          <table:table-cell table:style-name="ce170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TM Robot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MoMa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L command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18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9" table:default-cell-style-name="Default"/>
        <table:table-row table:style-name="ro6">
          <table:table-cell table:style-name="ce115"/>
          <table:table-cell table:style-name="ce59" office:value-type="string" calcext:value-type="string">
            <text:p>ARCL command [ARCL Reference Guide, 18448-000 Rev A, Updated: 1/19/2017]</text:p>
          </table:table-cell>
          <table:table-cell table:style-name="ce115" table:content-validation-name="val1" office:value-type="string" calcext:value-type="string">
            <text:p>Robot or EM</text:p>
          </table:table-cell>
          <table:table-cell table:style-name="ce74" office:value-type="string" calcext:value-type="string">
            <text:p>Grouping</text:p>
          </table:table-cell>
          <table:table-cell table:style-name="ce115" office:value-type="string" calcext:value-type="string">
            <text:p>Notes</text:p>
          </table:table-cell>
          <table:table-cell table:style-name="ce79" office:value-type="string" calcext:value-type="string">
            <text:p>TOPIC</text:p>
          </table:table-cell>
          <table:table-cell table:style-name="ce86" office:value-type="string" calcext:value-type="string">
            <text:p>SERVICE</text:p>
          </table:table-cell>
          <table:table-cell table:style-name="ce89" office:value-type="string" calcext:value-type="string">
            <text:p>ACTION</text:p>
          </table:table-cell>
          <table:table-cell table:style-name="ce115"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analogInputList Command 6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Lists the named analog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nalogInputQueryRaw Command 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n analog input by raw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nalogInputQueryVoltage Command 6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voltage of an analog inpu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applicationFaultClear Command 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Clears a named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applicationFaultQuery Command 6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Gets the list of any application faults currently triggered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applicationFaultSet Command 6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ts an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52" office:value-type="string" calcext:value-type="string">
            <text:p>arclSendText Command 7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nds the given message to all ARCL clien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2" office:value-type="string" calcext:value-type="string">
            <text:p>configAdd Command 7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ter sections and related configuration parameter keywords and values to the configuration lis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" calcext:value-type="float">
            <text:p>9</text:p>
          </table:table-cell>
          <table:table-cell table:style-name="ce52" office:value-type="string" calcext:value-type="string">
            <text:p>configParse Command 7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ends the configuration parameters to ARAM, which implements the configuration change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52" office:value-type="string" calcext:value-type="string">
            <text:p>configStart Command 7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Initialize a configuration list, similar to creating a task list. The configStart command overwrites any previous list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2" office:value-type="string" calcext:value-type="string">
            <text:p>connectOutgoing Command 7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onnects (or reconnects) a socket to the specified outside serv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createInfo Command 7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reates a piece of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dock Command 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ends the robot to the dock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2" office:value-type="string" calcext:value-type="string">
            <text:p>doTask Command 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erforms a single task.</text:p>
          </table:table-cell>
          <table:table-cell table:number-columns-repeated="2"/>
          <table:table-cell table:style-name="ce6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2" office:value-type="string" calcext:value-type="string">
            <text:p>doTaskInstant Command 8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erforms an instant task - see list in Mobile Plann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2" office:value-type="string" calcext:value-type="string">
            <text:p>echo Command 8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ables/disables echo, or returns the current echo stat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2" office:value-type="string" calcext:value-type="string">
            <text:p>enableMotors Command 8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nables the robot motors, if the robot was not E-stopped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executeMacro Command 8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xecutes the specified macro</text:p>
          </table:table-cell>
          <table:table-cell/>
          <table:table-cell table:style-name="ce127"/>
          <table:table-cell table:style-name="ce65"/>
          <table:table-cell table:number-columns-repeated="1016"/>
        </table:table-row>
        <table:table-row table:style-name="ro9">
          <table:table-cell office:value-type="float" office:value="19" calcext:value-type="float">
            <text:p>19</text:p>
          </table:table-cell>
          <table:table-cell table:style-name="ce52" office:value-type="string" calcext:value-type="string">
            <text:p>extIOAdd Command (shortcut: eda) 9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reates a new external I/O set. This is a bank of inputs and outputs with a friendly nam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extIODump Command (shortcut: edd) 9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extIODumpLocal Command (shortcut: eddl) 9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2" calcext:value-type="float">
            <text:p>22</text:p>
          </table:table-cell>
          <table:table-cell table:style-name="ce52" office:value-type="string" calcext:value-type="string">
            <text:p>extIOInputUpdate Command (shortcut: ediu) 9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inputs for a specified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3" calcext:value-type="float">
            <text:p>23</text:p>
          </table:table-cell>
          <table:table-cell table:style-name="ce52" office:value-type="string" calcext:value-type="string">
            <text:p>extIOInputUpdateBit Command (shortcut: edib) 9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digital input se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4" calcext:value-type="float">
            <text:p>24</text:p>
          </table:table-cell>
          <table:table-cell table:style-name="ce52" office:value-type="string" calcext:value-type="string">
            <text:p>extIOInputUpdateByte Command (shortcut: edi8) 10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set.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25" calcext:value-type="float">
            <text:p>25</text:p>
          </table:table-cell>
          <table:table-cell table:style-name="ce52" office:value-type="string" calcext:value-type="string">
            <text:p>extIOOutputUpdate Command (shortcut: edou) 10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outputs for an external I/O set. Meant to be used by the external device handling the real I/Os to update the output settings</text:p>
          </table:table-cell>
          <table:table-cell/>
          <table:table-cell table:style-name="ce63"/>
          <table:table-cell table:number-columns-repeated="1017"/>
        </table:table-row>
        <table:table-row table:style-name="ro12">
          <table:table-cell office:value-type="float" office:value="26" calcext:value-type="float">
            <text:p>26</text:p>
          </table:table-cell>
          <table:table-cell table:style-name="ce52" office:value-type="string" calcext:value-type="string">
            <text:p>extIOOutputUpdateBit Command (shortcut: edob) 10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I/O set. Meant to be used by the external device handling the real I/Os</text:p>
            <text:p>to update the output settings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7" calcext:value-type="float">
            <text:p>27</text:p>
          </table:table-cell>
          <table:table-cell table:style-name="ce52" office:value-type="string" calcext:value-type="string">
            <text:p>extIOOutputUpdateByte Command (shortcut: edo8) 10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devic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8" calcext:value-type="float">
            <text:p>28</text:p>
          </table:table-cell>
          <table:table-cell table:style-name="ce52" office:value-type="string" calcext:value-type="string">
            <text:p>extIORemove Command (shortcut: edr) 10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moves an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2" office:value-type="string" calcext:value-type="string">
            <text:p>faultsGet Command 10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any faults currently trigger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30" calcext:value-type="float">
            <text:p>30</text:p>
          </table:table-cell>
          <table:table-cell table:style-name="ce52" office:value-type="string" calcext:value-type="string">
            <text:p>getConfigSectionInfo Command 11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details about the configuration parameters in a specified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31" calcext:value-type="float">
            <text:p>31</text:p>
          </table:table-cell>
          <table:table-cell table:style-name="ce52" office:value-type="string" calcext:value-type="string">
            <text:p>getConfigSectionList Command 11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list of sections enabled in the ARAM configuration parameter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2" calcext:value-type="float">
            <text:p>32</text:p>
          </table:table-cell>
          <table:table-cell table:style-name="ce52" office:value-type="string" calcext:value-type="string">
            <text:p>getConfigSectionValues Command 11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current parameter values for the specified section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3" calcext:value-type="float">
            <text:p>33</text:p>
          </table:table-cell>
          <table:table-cell table:style-name="ce52" office:value-type="string" calcext:value-type="string">
            <text:p>getDataStoreFieldInfo Command (shortcut: dsfi) 11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information on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4" calcext:value-type="float">
            <text:p>34</text:p>
          </table:table-cell>
          <table:table-cell table:style-name="ce52" office:value-type="string" calcext:value-type="string">
            <text:p>getDataStoreFieldList Command (shortcut: dsfl) 119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field name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5" calcext:value-type="float">
            <text:p>35</text:p>
          </table:table-cell>
          <table:table-cell table:style-name="ce52" office:value-type="string" calcext:value-type="string">
            <text:p>getDataStoreFieldValues Command (shortcut: dsfv) 12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6" calcext:value-type="float">
            <text:p>36</text:p>
          </table:table-cell>
          <table:table-cell table:style-name="ce52" office:value-type="string" calcext:value-type="string">
            <text:p>getDataStoreGroupInfo Command (shortcut: dsgi) 12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 on a group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7" calcext:value-type="float">
            <text:p>37</text:p>
          </table:table-cell>
          <table:table-cell table:style-name="ce52" office:value-type="string" calcext:value-type="string">
            <text:p>getDataStoreGroupList Command (shortcut: dsgl) 12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group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8" calcext:value-type="float">
            <text:p>38</text:p>
          </table:table-cell>
          <table:table-cell table:style-name="ce52" office:value-type="string" calcext:value-type="string">
            <text:p>getDataStoreGroupValues Command (shortcut: dsgv) 12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group in the DataStor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39" calcext:value-type="float">
            <text:p>39</text:p>
          </table:table-cell>
          <table:table-cell table:style-name="ce52" office:value-type="string" calcext:value-type="string">
            <text:p>getDataStoreTripGroupList Command (shortcut: dstgl) 12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groups in the DataStore that contain trip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2" office:value-type="string" calcext:value-type="string">
            <text:p>getDateTime Command 12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ystem date and ti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1" calcext:value-type="float">
            <text:p>41</text:p>
          </table:table-cell>
          <table:table-cell table:style-name="ce52" office:value-type="string" calcext:value-type="string">
            <text:p>getGoals Command 12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a list of goal name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2" calcext:value-type="float">
            <text:p>42</text:p>
          </table:table-cell>
          <table:table-cell table:style-name="ce52" office:value-type="string" calcext:value-type="string">
            <text:p>getInfo Command 12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tring associated with the information na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3" calcext:value-type="float">
            <text:p>43</text:p>
          </table:table-cell>
          <table:table-cell table:style-name="ce52" office:value-type="string" calcext:value-type="string">
            <text:p>getInfoList Command 13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information name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4" calcext:value-type="float">
            <text:p>44</text:p>
          </table:table-cell>
          <table:table-cell table:style-name="ce52" office:value-type="string" calcext:value-type="string">
            <text:p>getMacros Command 13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a list of macro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5" calcext:value-type="float">
            <text:p>45</text:p>
          </table:table-cell>
          <table:table-cell table:style-name="ce52" office:value-type="string" calcext:value-type="string">
            <text:p>getRoutes Command 13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the list of route names found o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/>
          <table:table-cell table:style-name="ce67" office:value-type="string" calcext:value-type="string">
            <text:p>goTo Command</text:p>
          </table:table-cell>
          <table:table-cell table:content-validation-name="val1" table:number-columns-repeated="2"/>
          <table:table-cell table:style-name="ce57"/>
          <table:table-cell table:style-name="ce127"/>
          <table:table-cell/>
          <table:table-cell table:style-name="ce65"/>
          <table:table-cell table:number-columns-repeated="1016"/>
        </table:table-row>
        <table:table-row table:style-name="ro10">
          <table:table-cell office:value-type="float" office:value="46" calcext:value-type="float">
            <text:p>46</text:p>
          </table:table-cell>
          <table:table-cell table:style-name="ce52" office:value-type="string" calcext:value-type="string">
            <text:p>help Command 13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Provides a list and brief description of available ARCL commands.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7" calcext:value-type="float">
            <text:p>47</text:p>
          </table:table-cell>
          <table:table-cell table:style-name="ce52" office:value-type="string" calcext:value-type="string">
            <text:p>inputList Command 13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48" calcext:value-type="float">
            <text:p>48</text:p>
          </table:table-cell>
          <table:table-cell table:style-name="ce52" office:value-type="string" calcext:value-type="string">
            <text:p>inputQuery Command 1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 named in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9" calcext:value-type="float">
            <text:p>49</text:p>
          </table:table-cell>
          <table:table-cell table:style-name="ce52" office:value-type="string" calcext:value-type="string">
            <text:p>log Command 14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Logs the message to the normal log fil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0" calcext:value-type="float">
            <text:p>50</text:p>
          </table:table-cell>
          <table:table-cell table:style-name="ce52" office:value-type="string" calcext:value-type="string">
            <text:p>mapObjectInfo Command 14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rmation about a named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1" calcext:value-type="float">
            <text:p>51</text:p>
          </table:table-cell>
          <table:table-cell table:style-name="ce92" office:value-type="string" calcext:value-type="string">
            <text:p>mapObjectList Command 14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names of map objects of a given typ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2" calcext:value-type="float">
            <text:p>52</text:p>
          </table:table-cell>
          <table:table-cell table:style-name="ce52" office:value-type="string" calcext:value-type="string">
            <text:p>mapObjectTypeInfo Command 14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detailed information about a particular type of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3" calcext:value-type="float">
            <text:p>53</text:p>
          </table:table-cell>
          <table:table-cell table:style-name="ce52" office:value-type="string" calcext:value-type="string">
            <text:p>mapObjectTypeList Command 14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a list of the types of map objects in the map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9">
          <table:table-cell office:value-type="float" office:value="54" calcext:value-type="float">
            <text:p>54</text:p>
          </table:table-cell>
          <table:table-cell table:style-name="ce52" office:value-type="string" calcext:value-type="string">
            <text:p>newConfigParam Command 15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ustom parameter to ARAM’s configuration, which can then be managed through ARCL or MobilePlann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5" calcext:value-type="float">
            <text:p>55</text:p>
          </table:table-cell>
          <table:table-cell table:style-name="ce52" office:value-type="string" calcext:value-type="string">
            <text:p>newConfigSectionComment Command 15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omment to a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6" calcext:value-type="float">
            <text:p>56</text:p>
          </table:table-cell>
          <table:table-cell table:style-name="ce52" office:value-type="string" calcext:value-type="string">
            <text:p>odometer Command 15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robot trip odometer readings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7" calcext:value-type="float">
            <text:p>57</text:p>
          </table:table-cell>
          <table:table-cell table:style-name="ce52" office:value-type="string" calcext:value-type="string">
            <text:p>odometerReset Command 15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sets the robot trip odomet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8" calcext:value-type="float">
            <text:p>58</text:p>
          </table:table-cell>
          <table:table-cell table:style-name="ce52" office:value-type="string" calcext:value-type="string">
            <text:p>oneLineStatus Command 15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ows the status of the robot on one line of tex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9" calcext:value-type="float">
            <text:p>59</text:p>
          </table:table-cell>
          <table:table-cell table:style-name="ce52" office:value-type="string" calcext:value-type="string">
            <text:p>outputList Command 15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out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60" calcext:value-type="float">
            <text:p>60</text:p>
          </table:table-cell>
          <table:table-cell table:style-name="ce52" office:value-type="string" calcext:value-type="string">
            <text:p>outputOff Command 16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ff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1" calcext:value-type="float">
            <text:p>61</text:p>
          </table:table-cell>
          <table:table-cell table:style-name="ce52" office:value-type="string" calcext:value-type="string">
            <text:p>outputOn Command 16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n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2" calcext:value-type="float">
            <text:p>62</text:p>
          </table:table-cell>
          <table:table-cell table:style-name="ce52" office:value-type="string" calcext:value-type="string">
            <text:p>outputQuery Command 16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state of a named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3" calcext:value-type="float">
            <text:p>63</text:p>
          </table:table-cell>
          <table:table-cell table:style-name="ce52" office:value-type="string" calcext:value-type="string">
            <text:p>patrol Command 1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Initiates continuous patrol of the named rout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64" calcext:value-type="float">
            <text:p>64</text:p>
          </table:table-cell>
          <table:table-cell table:style-name="ce52" office:value-type="string" calcext:value-type="string">
            <text:p>patrolOnce Command 1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atrol the named route one tim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65" calcext:value-type="float">
            <text:p>65</text:p>
          </table:table-cell>
          <table:table-cell office:value-type="string" calcext:value-type="string">
            <text:p>patrolResume Command 16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ontinue navigating the current route.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9">
          <table:table-cell office:value-type="float" office:value="66" calcext:value-type="float">
            <text:p>66</text:p>
          </table:table-cell>
          <table:table-cell office:value-type="string" calcext:value-type="string">
            <text:p>payloadQuery Command (shortcut: pq) 17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a specified robot, a specified robot and slot, or all connected robots that have a payload configur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7" calcext:value-type="float">
            <text:p>67</text:p>
          </table:table-cell>
          <table:table-cell table:style-name="ce52" office:value-type="string" calcext:value-type="string">
            <text:p>payloadQueryLocal Command (shortcut: pql) 17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the robot and specified sl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8" calcext:value-type="float">
            <text:p>68</text:p>
          </table:table-cell>
          <table:table-cell table:style-name="ce92" office:value-type="string" calcext:value-type="string">
            <text:p>payloadRemove Command (shortcut: pr) 17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mpties the specified payload slot o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9" calcext:value-type="float">
            <text:p>69</text:p>
          </table:table-cell>
          <table:table-cell table:style-name="ce92" office:value-type="string" calcext:value-type="string">
            <text:p>payloadSet Command (shortcut: ps) 17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fines a payload slot on this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0" calcext:value-type="float">
            <text:p>70</text:p>
          </table:table-cell>
          <table:table-cell office:value-type="string" calcext:value-type="string">
            <text:p>payloadSlotCount Command (shortcut: psc) 17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lot count on a specific robot or on all robo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1" calcext:value-type="float">
            <text:p>71</text:p>
          </table:table-cell>
          <table:table-cell table:style-name="ce52" office:value-type="string" calcext:value-type="string">
            <text:p>payloadSlotCountLocal Command (shortcut: pscl) 1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a slot count on this robot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ay Command 1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lays a .wav sound file on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73" calcext:value-type="float">
            <text:p>73</text:p>
          </table:table-cell>
          <table:table-cell table:style-name="ce52" office:value-type="string" calcext:value-type="string">
            <text:p>popupSimple Command 18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 a popup message in the MobilePlanner softwar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8" office:value-type="string" calcext:value-type="string">
            <text:p>queryDockStatus Command 18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Gets the docking/charging statu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ueryFaults Command (shortcut: qf) 18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faults associated with the specified robot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118" office:value-type="string" calcext:value-type="string">
            <text:p>queryMotors Command 19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Gets the state of the robot motor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ueueCancel Command (shortcut: qc) 19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8" calcext:value-type="float">
            <text:p>78</text:p>
          </table:table-cell>
          <table:table-cell table:style-name="ce52" office:value-type="string" calcext:value-type="string">
            <text:p>queueCancelLocal Command (shortcut: qcl) 19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9" calcext:value-type="float">
            <text:p>79</text:p>
          </table:table-cell>
          <table:table-cell table:style-name="ce52" office:value-type="string" calcext:value-type="string">
            <text:p>queueDropoff Command (shortcut: qd) 19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to the dropoff goal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0" calcext:value-type="float">
            <text:p>80</text:p>
          </table:table-cell>
          <table:table-cell office:value-type="string" calcext:value-type="string">
            <text:p>queueModify Command (shortcut: qmod) 201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1" calcext:value-type="float">
            <text:p>81</text:p>
          </table:table-cell>
          <table:table-cell table:style-name="ce52" office:value-type="string" calcext:value-type="string">
            <text:p>queueModifyLocal Command (shortcut: qmodl) 20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2" calcext:value-type="float">
            <text:p>82</text:p>
          </table:table-cell>
          <table:table-cell office:value-type="string" calcext:value-type="string">
            <text:p>queueMulti Command (shortcut: qm) 21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for multiple pickups and dropoffs at multiple goal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3" calcext:value-type="float">
            <text:p>83</text:p>
          </table:table-cell>
          <table:table-cell office:value-type="string" calcext:value-type="string">
            <text:p>queuePickup Command (shortcut: qp) 216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lls any available robot for a pick up reques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4" calcext:value-type="float">
            <text:p>84</text:p>
          </table:table-cell>
          <table:table-cell office:value-type="string" calcext:value-type="string">
            <text:p>queuePickupDropoff Command (shortcut: qpd) 21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a pick-up and drop-off request for any available robo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5" calcext:value-type="float">
            <text:p>85</text:p>
          </table:table-cell>
          <table:table-cell office:value-type="string" calcext:value-type="string">
            <text:p>queueQuery Command (shortcut: qq) 22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6" calcext:value-type="float">
            <text:p>86</text:p>
          </table:table-cell>
          <table:table-cell table:style-name="ce52" office:value-type="string" calcext:value-type="string">
            <text:p>queueQueryLocal Command (shortcut: qql) 22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robot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7" calcext:value-type="float">
            <text:p>87</text:p>
          </table:table-cell>
          <table:table-cell office:value-type="string" calcext:value-type="string">
            <text:p>queueShow Command (shortcut: qs) 23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status of the last 11 jobs in the queue, including any jobs assigned to the robots and the status of each job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88" calcext:value-type="float">
            <text:p>88</text:p>
          </table:table-cell>
          <table:table-cell office:value-type="string" calcext:value-type="string">
            <text:p>queueShowCompleted Command (shortcut: qsc) 23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s in the queue with a status of Complet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89" calcext:value-type="float">
            <text:p>89</text:p>
          </table:table-cell>
          <table:table-cell office:value-type="string" calcext:value-type="string">
            <text:p>queueShowRobot Command (shortcut: qsr) 23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status and substatus of all robots (or, optionally, a specific robot) connected to the Enterprise Manag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2" office:value-type="string" calcext:value-type="string">
            <text:p>queueShowRobotLocal Command (shortcut: qsrl) 23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tatus of the robo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91" calcext:value-type="float">
            <text:p>91</text:p>
          </table:table-cell>
          <table:table-cell table:style-name="ce52" office:value-type="string" calcext:value-type="string">
            <text:p>quit Command 23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loses the connection to the server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2" calcext:value-type="float">
            <text:p>92</text:p>
          </table:table-cell>
          <table:table-cell table:style-name="ce52" office:value-type="string" calcext:value-type="string">
            <text:p>say Command 23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peak a text string through the robot audio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3" calcext:value-type="float">
            <text:p>93</text:p>
          </table:table-cell>
          <table:table-cell table:style-name="ce52" office:value-type="string" calcext:value-type="string">
            <text:p>shutdown Command 2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uts dow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4" calcext:value-type="float">
            <text:p>94</text:p>
          </table:table-cell>
          <table:table-cell table:style-name="ce52" office:value-type="string" calcext:value-type="string">
            <text:p>status Command 24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operational state of the robot</text:p>
          </table:table-cell>
          <table:table-cell table:style-name="ce60"/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op Command 24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tops the current robot motion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52" office:value-type="string" calcext:value-type="string">
            <text:p>tripReset Command (shortcut: tr) 24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sets the trip values in the DataStore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ndock Command 24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Undocks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98" calcext:value-type="float">
            <text:p>98</text:p>
          </table:table-cell>
          <table:table-cell table:style-name="ce52" office:value-type="string" calcext:value-type="string">
            <text:p>updateInfo Command 24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Updates the value for an existing piece of information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9" calcext:value-type="float">
            <text:p>99</text:p>
          </table:table-cell>
          <table:table-cell table:style-name="ce52" office:value-type="string" calcext:value-type="string">
            <text:p>waitTaskCancel Command 24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ancels a wait task if one is active</text:p>
          </table:table-cell>
          <table:table-cell/>
          <table:table-cell table:style-name="ce63"/>
          <table:table-cell table:style-name="ce127"/>
          <table:table-cell table:number-columns-repeated="1016"/>
        </table:table-row>
        <table:table-row table:style-name="ro1">
          <table:table-cell table:style-name="ce51" office:value-type="float" office:value="100" calcext:value-type="float">
            <text:p>100</text:p>
          </table:table-cell>
          <table:table-cell table:style-name="ce119" office:value-type="string" calcext:value-type="string">
            <text:p>waitTaskState Command 250</text:p>
          </table:table-cell>
          <table:table-cell table:style-name="ce51" table:content-validation-name="val1" office:value-type="string" calcext:value-type="string">
            <text:p>Robot</text:p>
          </table:table-cell>
          <table:table-cell table:style-name="ce51" table:content-validation-name="val2" office:value-type="string" calcext:value-type="string">
            <text:p>Utilities</text:p>
          </table:table-cell>
          <table:table-cell table:style-name="ce58" office:value-type="string" calcext:value-type="string">
            <text:p>Displays the status of the wait task</text:p>
          </table:table-cell>
          <table:table-cell table:style-name="ce61"/>
          <table:table-cell table:style-name="ce51" table:number-columns-repeated="6"/>
          <table:table-cell table:number-columns-repeated="1012"/>
        </table:table-row>
        <table:table-row table:style-name="ro6" table:visibility="filter">
          <table:table-cell/>
          <table:table-cell table:style-name="Default"/>
          <table:table-cell table:content-validation-name="val1" table:number-columns-repeated="2"/>
          <table:table-cell/>
          <table:table-cell table:formula="of:=countcellsbycolor([.F2:.F102];[.F1])" office:value-type="string" office:string-value="" calcext:value-type="error">
            <text:p>#NAME?</text:p>
          </table:table-cell>
          <table:table-cell table:formula="of:=countcellsbycolor([.G2:.G102];[.G1])" office:value-type="string" office:string-value="" calcext:value-type="error">
            <text:p>#NAME?</text:p>
          </table:table-cell>
          <table:table-cell table:formula="of:=countcellsbycolor([.H2:.H102];[.H1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6" table:visibility="filter">
          <table:table-cell/>
          <table:table-cell table:style-name="Default" office:value-type="string" calcext:value-type="string">
            <text:p>addCustomCommand</text:p>
          </table:table-cell>
          <table:table-cell table:content-validation-name="val1" table:number-columns-repeated="2"/>
          <table:table-cell office:value-type="string" calcext:value-type="string">
            <text:p>Adds a custom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ddCustomStringCommand</text:p>
          </table:table-cell>
          <table:table-cell table:content-validation-name="val1" table:number-columns-repeated="2"/>
          <table:table-cell office:value-type="string" calcext:value-type="string">
            <text:p>Adds a custom string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Clear</text:p>
          </table:table-cell>
          <table:table-cell table:content-validation-name="val1" table:number-columns-repeated="2"/>
          <table:table-cell office:value-type="string" calcext:value-type="string">
            <text:p>Clears an application blockDriving [abdc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Set</text:p>
          </table:table-cell>
          <table:table-cell table:content-validation-name="val1" table:number-columns-repeated="2"/>
          <table:table-cell office:value-type="string" calcext:value-type="string">
            <text:p>Sets an application blockDriving [abd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centralServer</text:p>
          </table:table-cell>
          <table:table-cell table:content-validation-name="val1" table:number-columns-repeated="2"/>
          <table:table-cell office:value-type="string" calcext:value-type="string">
            <text:p>Gets information about the central server connection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executeMacroTemplate</text:p>
          </table:table-cell>
          <table:table-cell table:content-validation-name="val1" table:number-columns-repeated="2"/>
          <table:table-cell office:value-type="string" calcext:value-type="string">
            <text:p>executes a specified macro template with the given parameters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freeMotors</text:p>
          </table:table-cell>
          <table:table-cell table:content-validation-name="val1" table:number-columns-repeated="2"/>
          <table:table-cell office:value-type="string" calcext:value-type="string">
            <text:p>Frees the motors (note that the brakes are not enabled, so this is </text:p>
            <text:p>Unsafe and should only be used by trained personnel in careful conditions)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getMacroTemplates</text:p>
          </table:table-cell>
          <table:table-cell table:content-validation-name="val1" table:number-columns-repeated="2"/>
          <table:table-cell office:value-type="string" calcext:value-type="string">
            <text:p>gets a list of macro templates in the map </text:p>
            <text:p>(for use with executeMacroTemplates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etPoseEncoder</text:p>
          </table:table-cell>
          <table:table-cell table:content-validation-name="val1" table:number-columns-repeated="2"/>
          <table:table-cell office:value-type="string" calcext:value-type="string">
            <text:p>Gets the encoder pose of the robot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go</text:p>
          </table:table-cell>
          <table:table-cell table:content-validation-name="val1" table:number-columns-repeated="2"/>
          <table:table-cell office:value-type="string" calcext:value-type="string">
            <text:p>Stops the robot from any wait it is doing then resume patrolling or makes</text:p>
            <text:p> The robot idle 2 minutes so that it will resume doing queued jobs</text:p>
            <text:p> (with the right parameters).  See also stay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</text:p>
          </table:table-cell>
          <table:table-cell table:content-validation-name="val1" table:number-columns-repeated="2"/>
          <table:table-cell office:value-type="string" calcext:value-type="string">
            <text:p>Gets the distance remaining to robots goal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Local</text:p>
          </table:table-cell>
          <table:table-cell table:content-validation-name="val1" table:number-columns-repeated="2"/>
          <table:table-cell office:value-type="string" calcext:value-type="string">
            <text:p>Gets the distance remaining to this robot's goal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Localizes to a given goal [lag]</text:p>
          </table:table-cell>
          <table:table-cell table:content-validation-name="val1" table:number-columns-repeated="2"/>
          <table:table-cell office:value-type="string" calcext:value-type="string">
            <text:p>localizeAtGoal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</text:p>
          </table:table-cell>
          <table:table-cell table:content-validation-name="val1" table:number-columns-repeated="2"/>
          <table:table-cell office:value-type="string" calcext:value-type="string">
            <text:p>Usage: &lt;command&gt; &lt;0-15&gt; &lt;flags as int or hex (16 bits)&gt; </text:p>
            <text:p><text:span text:style-name="T11">This overrides the normal analog from MARC for purposes of testing. </text:span></text:p>
            <text:p><text:span text:style-name="T11"> Hex will work. [moa]</text:span>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Out</text:p>
          </table:table-cell>
          <table:table-cell table:content-validation-name="val1" table:number-columns-repeated="2"/>
          <table:table-cell office:value-type="string" calcext:value-type="string">
            <text:p>Usage: &lt;command&gt; &lt;0-3&gt; &lt;flags as int or hex (16 bits)&gt;</text:p>
            <text:p>This overrides the normal analog output from MARC for purposes of testing.  </text:p>
            <text:p>Hex will work. [moo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1 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1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2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2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Lock</text:p>
          </table:table-cell>
          <table:table-cell table:content-validation-name="val1" table:number-columns-repeated="2"/>
          <table:table-cell office:value-type="string" calcext:value-type="string">
            <text:p>Locks the current mode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Query</text:p>
          </table:table-cell>
          <table:table-cell table:content-validation-name="val1" table:number-columns-repeated="2"/>
          <table:table-cell office:value-type="string" calcext:value-type="string">
            <text:p>Queries the current mode and it's lock statu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Unlock</text:p>
          </table:table-cell>
          <table:table-cell table:content-validation-name="val1" table:number-columns-repeated="2"/>
          <table:table-cell office:value-type="string" calcext:value-type="string">
            <text:p><text:s/>Unlocks the current mode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End</text:p>
          </table:table-cell>
          <table:table-cell table:content-validation-name="val1" table:number-columns-repeated="2"/>
          <table:table-cell office:value-type="string" calcext:value-type="string">
            <text:p>Finishes adding multiple params to the config. Must be paired with a </text:p>
            <text:p>NewConfigParamStart.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Start</text:p>
          </table:table-cell>
          <table:table-cell table:content-validation-name="val1" table:number-columns-repeated="2"/>
          <table:table-cell office:value-type="string" calcext:value-type="string">
            <text:p>Starts adding multiple params to the config. Optional. If specified, </text:p>
            <text:p>Must be followed by a newConfigParamEnd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newConfigSectionComment</text:p>
          </table:table-cell>
          <table:table-cell table:content-validation-name="val1" table:number-columns-repeated="2"/>
          <table:table-cell office:value-type="string" calcext:value-type="string">
            <text:p>Adds a comment to a section (shows up in MP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queueCancelMultiSegment</text:p>
          </table:table-cell>
          <table:table-cell table:content-validation-name="val1" table:number-columns-repeated="2"/>
          <table:table-cell office:value-type="string" calcext:value-type="string">
            <text:p>Cancels a multi goal job segment by id [qcm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Fail</text:p>
          </table:table-cell>
          <table:table-cell table:content-validation-name="val1" table:number-columns-repeated="2"/>
          <table:table-cell office:value-type="string" calcext:value-type="string">
            <text:p>Fails the wait task (if it's active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State </text:p>
          </table:table-cell>
          <table:table-cell table:content-validation-name="val1" table:number-columns-repeated="2"/>
          <table:table-cell office:value-type="string" calcext:value-type="string">
            <text:p>Gets the state of the wait task</text:p>
          </table:table-cell>
          <table:table-cell table:number-columns-repeated="1019"/>
        </table:table-row>
        <table:table-row table:style-name="ro6" table:number-rows-repeated="104844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  <table:table-row table:style-name="ro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</table:table>
      <table:table table:name="test" table:style-name="ta4">
        <office:forms form:automatic-focus="false" form:apply-design-mode="false"/>
        <table:table-column table:style-name="co13" table:default-cell-style-name="ce94"/>
        <table:table-column table:style-name="co14" table:default-cell-style-name="Default"/>
        <table:table-column table:style-name="co15" table:default-cell-style-name="Default"/>
        <table:table-column table:style-name="co16" table:default-cell-style-name="ce94"/>
        <table:table-column table:style-name="co17" table:default-cell-style-name="ce94"/>
        <table:table-column table:style-name="co18" table:default-cell-style-name="Default"/>
        <table:table-column table:style-name="co19" table:default-cell-style-name="ce94"/>
        <table:table-row table:style-name="ro13">
          <table:table-cell table:style-name="ce85" office:value-type="string" calcext:value-type="string">
            <text:p>Test Objective</text:p>
          </table:table-cell>
          <table:table-cell table:style-name="ce151" office:value-type="string" calcext:value-type="string">
            <text:p>Precondition</text:p>
          </table:table-cell>
          <table:table-cell table:style-name="ce151" office:value-type="string" calcext:value-type="string">
            <text:p>Steps</text:p>
          </table:table-cell>
          <table:table-cell table:style-name="ce85" office:value-type="string" calcext:value-type="string">
            <text:p>Test data</text:p>
          </table:table-cell>
          <table:table-cell table:style-name="ce85" office:value-type="string" calcext:value-type="string">
            <text:p>Expected results</text:p>
          </table:table-cell>
          <table:table-cell table:style-name="ce151" office:value-type="string" calcext:value-type="string">
            <text:p>Post-condition </text:p>
          </table:table-cell>
          <table:table-cell table:style-name="ce85" office:value-type="string" calcext:value-type="string">
            <text:p>Pass or Fail</text:p>
          </table:table-cell>
        </table:table-row>
        <table:table-row table:style-name="ro14" table:visibility="collapse">
          <table:table-cell office:value-type="string" calcext:value-type="string">
            <text:p>Move robot to mulitple</text:p>
            <text:p>Goals with ros </text:p>
          </table:table-cell>
          <table:table-cell office:value-type="string" calcext:value-type="string">
            <text:p>Goals have to be set</text:p>
            <text:p>In mobile planner</text:p>
          </table:table-cell>
          <table:table-cell office:value-type="string" calcext:value-type="string">
            <text:p>Roslauch om_aiv_navigation robot1.py</text:p>
            <text:p>rosrun om_aiv_navigation test.py</text:p>
          </table:table-cell>
          <table:table-cell/>
          <table:table-cell office:value-type="string" calcext:value-type="string">
            <text:p>robot moves to goal 1</text:p>
            <text:p> Then goal 4</text:p>
          </table:table-cell>
          <table:table-cell table:number-columns-repeated="2"/>
        </table:table-row>
        <table:table-row table:style-name="ro15" table:visibility="collapse">
          <table:table-cell office:value-type="string" calcext:value-type="string">
            <text:p>Get status of 2 robots</text:p>
            <text:p> At the same time</text:p>
          </table:table-cell>
          <table:table-cell office:value-type="string" calcext:value-type="string">
            <text:p>robots ips have to be </text:p>
            <text:p>Set in the launch file</text:p>
          </table:table-cell>
          <table:table-cell table:number-columns-repeated="3"/>
          <table:table-cell office:value-type="string" calcext:value-type="string">
            <text:p><text:span text:style-name="T11">the launch files runs the services server with </text:span></text:p>
            <text:p><text:span text:style-name="T11">different names as set in the service client file</text:span></text:p>
            <text:p><text:span text:style-name="T11"> Rospy.wait forservice due to launching 2 of the </text:span></text:p>
            <text:p><text:span text:style-name="T11">Same service servers for robot1 and robot2 each.</text:span></text:p>
            <text:p><text:span text:style-name="T11">So the client file keep waiting for the service with</text:span></text:p>
            <text:p><text:span text:style-name="T11"> The specific name but the service which run is of</text:span></text:p>
            <text:p><text:span text:style-name="T11"> A different name.</text:span></text:p>
          </table:table-cell>
          <table:table-cell/>
        </table:table-row>
        <table:table-row table:style-name="ro16">
          <table:table-cell office:value-type="string" calcext:value-type="string">
            <text:p>Test topic applicationFaultQuery</text:p>
            <text:p>On actual robot.</text:p>
          </table:table-cell>
          <table:table-cell table:style-name="ce142" office:value-type="string" calcext:value-type="string" table:number-columns-spanned="1" table:number-rows-spanned="11">
            <text:p>robot ip have to be </text:p>
            <text:p>Set when launching launch </text:p>
            <text:p>File as command line arg</text:p>
          </table:table-cell>
          <table:table-cell table:style-name="ce143" office:value-type="string" calcext:value-type="string" table:number-columns-spanned="1" table:number-rows-spanned="11">
            <text:p>1. Open 3 terminal windows</text:p>
            <text:p>2. In one terminal run command: “roscore”</text:p>
            <text:p>3. In second terminal window, run command: roslaunch om_aiv_util test_roslaunch.launch  ip:=168.3.201.122 (ip address is unique to each robot)</text:p>
            <text:p>4. In third terminal windows, run command: rostopic echo /ldarcl_ApplicationFaultQuery to suscribe to topic </text:p>
            <text:p>5. Ctrl C in third terminal to stop suscribing to topic. repeat step 4 and suscribe to required topic. A list of topics can be viewed using rostopic list.</text:p>
          </table:table-cell>
          <table:table-cell/>
          <table:table-cell office:value-type="string" calcext:value-type="string">
            <text:p>In third terminal windows, you should see data: "ApplicationFaultQuery: &lt;fault status&gt; where the &lt;fault status&gt; is the fault.</text:p>
          </table:table-cell>
          <table:table-cell table:style-name="ce94" office:value-type="string" calcext:value-type="string">
            <text:p>In third terminal window data recieved is : data: "ApplicationFaultQuery: No Faults"</text:p>
          </table:table-cell>
          <table:table-cell office:value-type="string" calcext:value-type="string">
            <text:p>Pass on 3 Dec 2019</text:p>
          </table:table-cell>
        </table:table-row>
        <table:table-row table:style-name="ro17">
          <table:table-cell office:value-type="string" calcext:value-type="string">
            <text:p><text:span text:style-name="T11">Test topic faultsGet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In third terminal windows, you should see data: "FaultsGet: &lt;fault status&gt;"</text:p>
            <text:p>where the &lt;fault status&gt; is the fault.</text:p>
          </table:table-cell>
          <table:table-cell office:value-type="string" calcext:value-type="string">
            <text:p>data: "FaultsGet: No faults"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getDateTime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data: "&lt;date and time&gt;</text:span></text:p>
            <text:p><text:span text:style-name="T11">where the &lt;date and time&gt; is the date and time</text:span></text:p>
          </table:table-cell>
          <table:table-cell office:value-type="string" calcext:value-type="string">
            <text:p>data: "DateTime: 12/03/2019 05:03:04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odometer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odometer&gt;</text:span></text:p>
            <text:p><text:span text:style-name="T11">where &lt;odometer&gt; odometer values</text:span></text:p>
          </table:table-cell>
          <table:table-cell office:value-type="string" calcext:value-type="string">
            <text:p>data: "Odometer: 280 mm 369 deg 68978 sec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9">
          <table:table-cell office:value-type="string" calcext:value-type="string">
            <text:p><text:span text:style-name="T11">Test topic oneLineStatu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oneLineStatus&gt;</text:span></text:p>
            <text:p><text:span text:style-name="T11">where &lt;oneLineStatus&gt; is the status of the robot on one line of text</text:span></text:p>
          </table:table-cell>
          <table:table-cell table:style-name="ce94" office:value-type="string" calcext:value-type="string">
            <text:p>data: "Status: DockingState: Docked ForcedState: Unforced ChargeState: Float StateOfCharge:\</text:p>
            <text:p>  \ 98.5 Location: 640 27815 180 Temperature: 36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queryDockStatu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dockStatus&gt;</text:span></text:p>
            <text:p><text:span text:style-name="T11">where &lt;dockStatus&gt; is the docking/charging status</text:span></text:p>
          </table:table-cell>
          <table:table-cell table:style-name="ce94" office:value-type="string" calcext:value-type="string">
            <text:p>data: "DockingState: Docked ForcedState: Unforced ChargeState: Float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queryMotor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MotorStatus&gt;</text:span></text:p>
            <text:p><text:span text:style-name="T11">where &lt;MotorStatus&gt; is state of the motors</text:span></text:p>
          </table:table-cell>
          <table:table-cell table:style-name="ce94" office:value-type="string" calcext:value-type="string">
            <text:p>data: "EStop relieved but motors still disabled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queueShowRobotLocal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status of the robot</text:span></text:p>
          </table:table-cell>
          <table:table-cell table:style-name="ce94" office:value-type="string" calcext:value-type="string">
            <text:p>data: "QueueRobot: \"Robot122\" UnAvailable Interrupted \"\""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waitTaskState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waitTaskState&gt;</text:span></text:p>
            <text:p><text:span text:style-name="T11">where &lt;waitTaskState&gt; is the status of the wait task</text:span></text:p>
          </table:table-cell>
          <table:table-cell table:style-name="ce94" office:value-type="string" calcext:value-type="string">
            <text:p>data: "WaitState: Not waiting"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20 getInfo topic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info&gt;</text:span></text:p>
            <text:p><text:span text:style-name="T11">where &lt;info&gt; is the string associated with the information name</text:span></text:p>
          </table:table-cell>
          <table:table-cell table:style-name="ce94" office:value-type="string" calcext:value-type="string">
            <text:p>for example rostopic echo /ldarcl_getInfo_Idle:</text:p>
            <text:p/>
            <text:p>data: 67572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6 status topics On actual robot.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the operational state of the robot</text:span></text:p>
          </table:table-cell>
          <table:table-cell table:style-name="ce94" office:value-type="string" calcext:value-type="string">
            <text:p>for example rostopic echo /ldarcl_status_temperature: </text:p>
            <text:p/>
            <text:p>data: 36.0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/>
          <table:table-cell table:style-name="ce94" table:number-columns-repeated="2"/>
          <table:table-cell table:number-columns-repeated="2"/>
          <table:table-cell table:style-name="ce94"/>
          <table:table-cell office:value-type="string" calcext:value-type="string">
            <text:p>Pass on 3 Dec </text:p>
          </table:table-cell>
        </table:table-row>
        <table:table-row table:style-name="ro20">
          <table:table-cell office:value-type="string" calcext:value-type="string">
            <text:p><text:span text:style-name="T11">Test analogInputList </text:span>service on actual robot.</text:p>
          </table:table-cell>
          <table:table-cell table:style-name="ce94" office:value-type="string" calcext:value-type="string">
            <text:p><text:span text:style-name="T11">robot ip have to be </text:span></text:p>
            <text:p><text:span text:style-name="T11">Set when launching launch </text:span></text:p>
            <text:p><text:span text:style-name="T11">File as command line arg</text:span></text:p>
          </table:table-cell>
          <table:table-cell table:style-name="ce94" office:value-type="string" calcext:value-type="string">
            <text:p><text:span text:style-name="T11">1. Open 3 terminal windows</text:span></text:p>
            <text:p><text:span text:style-name="T11">2. In one terminal run command: “roscore”</text:span></text:p>
            <text:p><text:span text:style-name="T11">3. In second terminal window, run command: roslaunch om_aiv_util test_roslaunch.launch  ip:=168.3.201.122 (ip address is unique to each robot)</text:span></text:p>
            <text:p><text:span text:style-name="T11">4. In third terminal windows, run command: rosrun om_aiv_util analogInputList_client.py</text:span></text:p>
            <text:p><text:span text:style-name="T11">5. repeat step 4 for other services and input command line arguments if required</text:span></text:p>
          </table:table-cell>
          <table:table-cell/>
          <table:table-cell office:value-type="string" calcext:value-type="string">
            <text:p>In third terminal window, you should see the named analog inputs</text:p>
          </table:table-cell>
          <table:table-cell table:style-name="ce94" office:value-type="string" calcext:value-type="string">
            <text:p>running command</text:p>
            <text:p>['AnalogInputListHelper: List format is: &lt;minVoltage&gt; &lt;maxVoltage&gt; &lt;maxRaw&gt; &lt;name&gt;', 'AnalogInputListHelper: The data returned by analogInputQueryVoltage is a voltage as a double between &lt;minVoltage&gt; and &lt;maxVoltage&gt;', 'AnalogInputListHelper: The data returned by analogInputQueryRaw is an int called &lt;rawValue&gt;', "AnalogInputListHelper: To get &lt;rawValue&gt; to voltage do '&lt;minVoltage&gt; + (&lt;maxVoltage&gt; - &lt;minVoltage&gt;) * &lt;rawValue&gt; / &lt;maxRaw&gt;", 'End of AnalogInputList']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analogInputQueryRaw</text:span> service on actual robot.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the state of an analog input by raw is shown</text:p>
          </table:table-cell>
          <table:table-cell table:style-name="ce94" office:value-type="string" calcext:value-type="string">
            <text:p>['name']</text:p>
            <text:p>running command</text:p>
            <text:p>CommandError: analogInputQueryRaw name</text:p>
            <text:p>CommandErrorDescription: Must give device to query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analogInputQueryVoltage</text:span> service on actual robot.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the voltage of an analog input is shown</text:p>
          </table:table-cell>
          <table:table-cell table:style-name="ce94" office:value-type="string" calcext:value-type="string">
            <text:p>running command</text:p>
            <text:p>CommandError: analogInputQueryVoltage NAME</text:p>
            <text:p>CommandErrorDescription: Must give device to query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applicationFaultClear service on actual robot. (application fault have to be set first)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named application fault is cleared</text:p>
          </table:table-cell>
          <table:table-cell table:style-name="ce94" office:value-type="string" calcext:value-type="string">
            <text:p>running command</text:p>
            <text:p>FaultCleared: Fault_Driving_Critical_Application fault "test" "test" true true true false false</text:p>
            <text:p>ApplicationFaultClear cleared fault</text:p>
            <text:p>RobotFaultCleared: "Robot122" Fault_Driving_Critical_Application fault "test" "test" true true true false false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applicationFaultSe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application fault is set</text:p>
          </table:table-cell>
          <table:table-cell table:style-name="ce94" office:value-type="string" calcext:value-type="string">
            <text:p>running command</text:p>
            <text:p>ApplicationFaultSet set fault</text:p>
            <text:p>Fault: Fault_Application fault "test" "test" false false true false false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arclSendText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given message to all ARCL clients</text:p>
          </table:table-cell>
          <table:table-cell table:style-name="ce94" office:value-type="string" calcext:value-type="string">
            <text:p/>
            <text:p>running command</text:p>
            <text:p>test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configAdd service on actual robot. (a new config has to be started first)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parameter keywords and values is added to the configuration list</text:p>
          </table:table-cell>
          <table:table-cell table:style-name="ce94" office:value-type="string" calcext:value-type="string">
            <text:p>Running command</text:p>
            <text:p>Added 'test test' to the config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configParse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<text:span text:style-name="T11">In third terminal window, it should show that the</text:span> configuration parameters have will be parsed</text:p>
          </table:table-cell>
          <table:table-cell table:style-name="ce94" office:value-type="string" calcext:value-type="string">
            <text:p><text:span text:style-name="T11">running command</text:span></text:p>
            <text:p>Will parse config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configStar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config is starting</text:p>
          </table:table-cell>
          <table:table-cell table:style-name="ce94" office:value-type="string" calcext:value-type="string">
            <text:p>running command</text:p>
            <text:p>New config starting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connectOutgoing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e socket connected to the ip address and port specified</text:p>
          </table:table-cell>
          <table:table-cell table:style-name="ce94" office:value-type="string" calcext:value-type="string">
            <text:p>running command</text:p>
            <text:p>Outgoing socket connected to 168.3.201.122 7171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createInfo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info has been created</text:p>
          </table:table-cell>
          <table:table-cell table:style-name="ce94" office:value-type="string" calcext:value-type="string">
            <text:p>Created info for test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doTaskInstan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instant task has been run</text:p>
          </table:table-cell>
          <table:table-cell table:style-name="ce94" office:value-type="string" calcext:value-type="string">
            <text:p>running command</text:p>
            <text:p>test</text:p>
            <text:p>Completed doing instant task ARCLSendText test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echo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echo status</text:p>
          </table:table-cell>
          <table:table-cell table:style-name="ce94" office:value-type="string" calcext:value-type="string">
            <text:p>running command</text:p>
            <text:p>Echo is off.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enableMotors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motors have been enabled or why motors could not be enabled</text:p>
          </table:table-cell>
          <table:table-cell table:style-name="ce94" office:value-type="string" calcext:value-type="string">
            <text:p>running command</text:p>
            <text:p>EStop pressed cannot enable motors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extIOAdd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<text:span text:style-name="T11">In third terminal window, it should show that </text:span>new external I/O set has been created</text:p>
          </table:table-cell>
          <table:table-cell table:style-name="ce94" office:value-type="string" calcext:value-type="string">
            <text:p>running command</text:p>
            <text:p>extIOAdd: name added with 1 input(s) and 1 output(s)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extIODump</text:span> service on actual robot. </text:p>
          </table:table-cell>
          <table:table-cell table:style-name="ce94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94" office:value-type="string" calcext:value-type="string">
            <text:p>Unknown command extIODump</text:p>
            <text:p/>
          </table:table-cell>
          <table:table-cell office:value-type="string" calcext:value-type="string">
            <text:p>failed on 4 dec. Command unknown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extIODumpLocal</text:span> service on actual robot. </text:p>
          </table:table-cell>
          <table:table-cell table:style-name="ce94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94" office:value-type="string" calcext:value-type="string">
            <text:p>Unknown command extIODumpLocal</text:p>
          </table:table-cell>
          <table:table-cell office:value-type="string" calcext:value-type="string">
            <text:p>failed on 4 dec. Command unknown</text:p>
          </table:table-cell>
        </table:table-row>
        <table:table-row table:style-name="ro18">
          <table:table-cell office:value-type="string" calcext:value-type="string">
            <text:p><text:span text:style-name="T11">Test extIOInputUpdate</text:span> service on actual robot. </text:p>
          </table:table-cell>
          <table:table-cell table:style-name="ce94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</text:span> the values of the inputs for a specified external I/O set has been updated</text:p>
          </table:table-cell>
          <table:table-cell table:style-name="ce94" office:value-type="string" calcext:value-type="string">
            <text:p>extIOInputUpdate: input name updated with 0x2 from 2</text:p>
          </table:table-cell>
          <table:table-cell office:value-type="string" calcext:value-type="string">
            <text:p>passed on 4 dec 10:07am</text:p>
          </table:table-cell>
        </table:table-row>
        <table:table-row table:style-name="ro18">
          <table:table-cell office:value-type="string" calcext:value-type="string">
            <text:p><text:span text:style-name="T11">Test extIOInputUpdateBit</text:span> service on actual robot. </text:p>
          </table:table-cell>
          <table:table-cell table:style-name="ce94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1">In third terminal window, it should show that </text:span>a specific bit in the external digital input set has been updated</text:p>
          </table:table-cell>
          <table:table-cell table:style-name="ce94" office:value-type="string" calcext:value-type="string">
            <text:p>extIOInputUpdateBit: input name updated with 0 at bit 1 to 0x2</text:p>
          </table:table-cell>
          <table:table-cell office:value-type="string" calcext:value-type="string">
            <text:p>passed on 4 dec 10:14am</text:p>
          </table:table-cell>
        </table:table-row>
        <table:table-row table:style-name="ro18">
          <table:table-cell office:value-type="string" calcext:value-type="string">
            <text:p><text:span text:style-name="T11">Test extIOInputUpdateByte</text:span> service on actual robot. </text:p>
          </table:table-cell>
          <table:table-cell table:style-name="ce94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In third terminal window, it should show that a specific byte in the named external digital output set has been updated</text:p>
          </table:table-cell>
          <table:table-cell table:style-name="ce94" office:value-type="string" calcext:value-type="string">
            <text:p>extIOInputUpdateByte: input name updated with 0x1 at byte 1 to 0x1</text:p>
          </table:table-cell>
          <table:table-cell office:value-type="string" calcext:value-type="string">
            <text:p>passed on 4 dec 10:16am</text:p>
          </table:table-cell>
        </table:table-row>
        <table:table-row table:style-name="ro18">
          <table:table-cell office:value-type="string" calcext:value-type="string">
            <text:p><text:span text:style-name="T11">Test extIOOutputUpdate</text:span> service on actual robot. </text:p>
          </table:table-cell>
          <table:table-cell table:style-name="ce94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 </text:span>the values of the outputs for an external I/O set has been updated</text:p>
          </table:table-cell>
          <table:table-cell table:style-name="ce94" office:value-type="string" calcext:value-type="string">
            <text:p>extIOOutputUpdate: output name updated with 0x02 from 2</text:p>
          </table:table-cell>
          <table:table-cell office:value-type="string" calcext:value-type="string">
            <text:p>passed on 4 dec 10:19am</text:p>
          </table:table-cell>
        </table:table-row>
        <table:table-row table:style-name="ro18">
          <table:table-cell office:value-type="string" calcext:value-type="string">
            <text:p><text:span text:style-name="T11">Test extIOOutputUpdateBit</text:span> service on actual robot. </text:p>
          </table:table-cell>
          <table:table-cell table:style-name="ce94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1">In third terminal window, it should show that</text:span> a specific bit in the external I/O set has been updated</text:p>
          </table:table-cell>
          <table:table-cell table:style-name="ce94" office:value-type="string" calcext:value-type="string">
            <text:p>extIOOutputUpdateBit: output name updated with 0 at bit 1 to 0x02</text:p>
          </table:table-cell>
          <table:table-cell office:value-type="string" calcext:value-type="string">
            <text:p>passed on 4 dec 10:23am</text:p>
          </table:table-cell>
        </table:table-row>
        <table:table-row table:style-name="ro18">
          <table:table-cell office:value-type="string" calcext:value-type="string">
            <text:p><text:span text:style-name="T11">Test extIOOutputUpdateByte </text:span>service on actual robot. </text:p>
          </table:table-cell>
          <table:table-cell table:style-name="ce94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<text:span text:style-name="T11">In third terminal window, it should show that</text:span> a specific byte in the named external digital output device has been updated</text:p>
          </table:table-cell>
          <table:table-cell table:style-name="ce94" office:value-type="string" calcext:value-type="string">
            <text:p>extIOOutputUpdateByte: output name updated with 0x0 at byte 1 to 0x00</text:p>
          </table:table-cell>
          <table:table-cell office:value-type="string" calcext:value-type="string">
            <text:p>passed on 4 dec 10:27am</text:p>
          </table:table-cell>
        </table:table-row>
        <table:table-row table:style-name="ro18">
          <table:table-cell office:value-type="string" calcext:value-type="string">
            <text:p><text:span text:style-name="T11">Test extIORemove </text:span>service on actual robot. </text:p>
          </table:table-cell>
          <table:table-cell table:style-name="ce94"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 third terminal window, it should show that an external I/O set has been removed</text:p>
          </table:table-cell>
          <table:table-cell table:style-name="ce94" office:value-type="string" calcext:value-type="string">
            <text:p>extIORemove: name removed</text:p>
          </table:table-cell>
          <table:table-cell office:value-type="string" calcext:value-type="string">
            <text:p>passed on 4 dec 10:29am</text:p>
          </table:table-cell>
        </table:table-row>
        <table:table-row table:style-name="ro18">
          <table:table-cell office:value-type="string" calcext:value-type="string">
            <text:p><text:span text:style-name="T11">Test getConfigSectionInfo </text:span>service on actual robot. </text:p>
          </table:table-cell>
          <table:table-cell table:style-name="ce94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details about the configuration parameters in a specified section</text:p>
          </table:table-cell>
          <table:table-cell table:style-name="ce94" office:value-type="string" calcext:value-type="string">
            <text:p>GetConfigSectionParamInfo: ...................................................................................................................................................................(a lot of data)</text:p>
            <text:p/>
            <text:p>EndOfGetConfigSectionInfo</text:p>
          </table:table-cell>
          <table:table-cell office:value-type="string" calcext:value-type="string">
            <text:p>passed on 4 dec 10:32am</text:p>
          </table:table-cell>
        </table:table-row>
        <table:table-row table:style-name="ro18">
          <table:table-cell office:value-type="string" calcext:value-type="string">
            <text:p><text:span text:style-name="T11">Test getConfigSection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</text:span> the list of sections enabled in the ARAM configuration parameters</text:p>
          </table:table-cell>
          <table:table-cell table:style-name="ce94" office:value-type="string" calcext:value-type="string">
            <text:p>GetConfigSectionList:...........................................................................................................................................................................(list of sections)</text:p>
            <text:p>EndOfGetConfigSectionList</text:p>
            <text:p/>
          </table:table-cell>
          <table:table-cell office:value-type="string" calcext:value-type="string">
            <text:p>passed on 4 dec 10:35am</text:p>
          </table:table-cell>
        </table:table-row>
        <table:table-row table:style-name="ro18">
          <table:table-cell office:value-type="string" calcext:value-type="string">
            <text:p><text:span text:style-name="T11">Test getConfigSectionValues </text:span>service on actual robot. </text:p>
          </table:table-cell>
          <table:table-cell table:style-name="ce94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the current parameter values for the specified section</text:p>
          </table:table-cell>
          <table:table-cell table:style-name="ce94" office:value-type="string" calcext:value-type="string">
            <text:p>GetConfigSectionValue: ............................................................................................................................(current parameter values for sonar section)</text:p>
            <text:p>EndOfGetConfigSectionValues</text:p>
            <text:p/>
          </table:table-cell>
          <table:table-cell office:value-type="string" calcext:value-type="string">
            <text:p>passed on 4 dec 10:37am</text:p>
          </table:table-cell>
        </table:table-row>
        <table:table-row table:style-name="ro18">
          <table:table-cell office:value-type="string" calcext:value-type="string">
            <text:p><text:span text:style-name="T11">Test getDataStoreFieldInfo </text:span>service on actual robot. </text:p>
          </table:table-cell>
          <table:table-cell table:style-name="ce94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In third terminal window, it should display the <text:s/>information on a field in the DataStore</text:p>
          </table:table-cell>
          <table:table-cell table:style-name="ce94" office:value-type="string" calcext:value-type="string">
            <text:p>GetDataStoreFieldInfo: Long long Robots Advanced 0 9223372036854775807 "Number of robots currently connected to EM (includes Available, UnAvailable, InProgress states)" "" ""</text:p>
            <text:p>EndOfGetDataStoreFieldInfo</text:p>
            <text:p/>
          </table:table-cell>
          <table:table-cell office:value-type="string" calcext:value-type="string">
            <text:p>passed on 4 dec 10:42am</text:p>
          </table:table-cell>
        </table:table-row>
        <table:table-row table:style-name="ro18">
          <table:table-cell office:value-type="string" calcext:value-type="string">
            <text:p><text:span text:style-name="T11">Test getDataStoreFieldList </text:span>service on actual robot. </text:p>
          </table:table-cell>
          <table:table-cell table:style-name="ce94" table:number-columns-repeated="2"/>
          <table:table-cell office:value-type="string" calcext:value-type="string">
            <text:p>no command line arg required</text:p>
          </table:table-cell>
          <table:table-cell office:value-type="string" calcext:value-type="string">
            <text:p>In third terminal window, it should display the list of field names in the DataStore</text:p>
          </table:table-cell>
          <table:table-cell table:style-name="ce94" office:value-type="string" calcext:value-type="string">
            <text:p>GetDataStoreFieldList: ................................................................................................................................................(list of field names in DataStore)</text:p>
            <text:p>EndOfGetDataStoreFieldList</text:p>
            <text:p/>
          </table:table-cell>
          <table:table-cell office:value-type="string" calcext:value-type="string">
            <text:p>passed on 4 dec 10:56am</text:p>
          </table:table-cell>
        </table:table-row>
        <table:table-row table:style-name="ro18">
          <table:table-cell office:value-type="string" calcext:value-type="string">
            <text:p><text:span text:style-name="T11">Test getDataStoreFieldValues </text:span>service on actual robot. </text:p>
          </table:table-cell>
          <table:table-cell table:style-name="ce94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<text:span text:style-name="T11">In third terminal window, it should display the</text:span> values of a field in the DataStore</text:p>
          </table:table-cell>
          <table:table-cell table:style-name="ce94" office:value-type="string" calcext:value-type="string">
            <text:p>DockingState: Undocking ForcedState: Unforced ChargeState: Overcharge</text:p>
            <text:p>DockingState: Undocking ForcedState: Unforced ChargeState: Float</text:p>
            <text:p>GetDataStoreFieldValues: Robots 1</text:p>
            <text:p>EndOfGetDataStoreFieldValues</text:p>
            <text:p/>
          </table:table-cell>
          <table:table-cell office:value-type="string" calcext:value-type="string">
            <text:p>passed on 4 dec 11:05am</text:p>
          </table:table-cell>
        </table:table-row>
        <table:table-row table:style-name="ro18">
          <table:table-cell office:value-type="string" calcext:value-type="string">
            <text:p><text:span text:style-name="T11">Test getDataStoreGroupInfo </text:span>service on actual robot. </text:p>
          </table:table-cell>
          <table:table-cell table:style-name="ce94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<text:span text:style-name="T11">In third terminal window, it should display the</text:span> info on a group in the DataStore</text:p>
          </table:table-cell>
          <table:table-cell table:style-name="ce94" office:value-type="string" calcext:value-type="string">
            <text:p>GetDataStoreGroupInfo: "Information about the system" "System"</text:p>
            <text:p>GetDataStoreGroupInfo: String RobotIP Advanced None None "IP address of the robot" "" ""</text:p>
            <text:p>GetDataStoreGroupInfo: String Odometer(KM) Advanced None None "Distance driven by robot (km)" "" ""</text:p>
            <text:p>GetDataStoreGroupInfo: String OdometerKM_MM Advanced None None "Distance driven by robot (km, mm)" "" ""</text:p>
            <text:p>GetDataStoreGroupInfo: String HourMeter Advanced None None "Time driven by robot (hours)" "" ""</text:p>
            <text:p>GetDataStoreGroupInfo: Int Idle Advanced -2147483648 2147483647 "(secs)" "" ""</text:p>
            <text:p>EndOfGetDataStoreGroupInfo</text:p>
            <text:p/>
          </table:table-cell>
          <table:table-cell office:value-type="string" calcext:value-type="string">
            <text:p>passed on 4 dec 11:08am</text:p>
          </table:table-cell>
        </table:table-row>
        <table:table-row table:style-name="ro18">
          <table:table-cell office:value-type="string" calcext:value-type="string">
            <text:p><text:span text:style-name="T11">Test getDataStoreGroupList </text:span>service on actual robot. </text:p>
          </table:table-cell>
          <table:table-cell table:style-name="ce94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display the list of groups in the DataStore</text:p>
          </table:table-cell>
          <table:table-cell table:style-name="ce94" office:value-type="string" calcext:value-type="string">
            <text:p>GetDataStoreGroupList: ...............................................................................................................................................(list of groups in the DataStore)</text:p>
            <text:p>EndOfGetDataStoreGroupList</text:p>
            <text:p/>
          </table:table-cell>
          <table:table-cell office:value-type="string" calcext:value-type="string">
            <text:p>passed on 4 dec 11:10am</text:p>
          </table:table-cell>
        </table:table-row>
        <table:table-row table:style-name="ro18">
          <table:table-cell office:value-type="string" calcext:value-type="string">
            <text:p><text:span text:style-name="T11">Test getDataStoreGroupValues </text:span>service on actual robot. </text:p>
          </table:table-cell>
          <table:table-cell table:style-name="ce94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In third terminal window, it should display the values of a group in the DataStore</text:p>
          </table:table-cell>
          <table:table-cell table:style-name="ce94" office:value-type="string" calcext:value-type="string">
            <text:p>GetDataStoreGroupValues: RobotIP 168.3.201.122</text:p>
            <text:p>GetDataStoreGroupValues: Odometer(KM) 16</text:p>
            <text:p>GetDataStoreGroupValues: OdometerKM_MM 16 km, 239648.062 mm</text:p>
            <text:p>GetDataStoreGroupValues: HourMeter 679</text:p>
            <text:p>GetDataStoreGroupValues: Idle 0</text:p>
            <text:p>EndOfGetDataStoreGroupValues</text:p>
            <text:p/>
          </table:table-cell>
          <table:table-cell office:value-type="string" calcext:value-type="string">
            <text:p>passed on 4 dec 11:12am</text:p>
          </table:table-cell>
        </table:table-row>
        <table:table-row table:style-name="ro18">
          <table:table-cell office:value-type="string" calcext:value-type="string">
            <text:p><text:span text:style-name="T11">Test getDataStoreTripGroup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</text:span> the list of groups in the DataStore that contain trip information</text:p>
          </table:table-cell>
          <table:table-cell table:style-name="ce94" office:value-type="string" calcext:value-type="string">
            <text:p>GetDataStoreTripGroupList: LastTripReset</text:p>
            <text:p>GetDataStoreTripGroupList: TripJobCounts</text:p>
            <text:p>GetDataStoreTripGroupList: TripStateInformation</text:p>
            <text:p>EndOfGetDataStoreTripGroupList</text:p>
            <text:p/>
          </table:table-cell>
          <table:table-cell office:value-type="string" calcext:value-type="string">
            <text:p>passed on 4 dec 11:19am</text:p>
          </table:table-cell>
        </table:table-row>
        <table:table-row table:style-name="ro18">
          <table:table-cell office:value-type="string" calcext:value-type="string">
            <text:p><text:span text:style-name="T11">Test getGoals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return a list of goal names found in the current map</text:p>
          </table:table-cell>
          <table:table-cell table:style-name="ce94" office:value-type="string" calcext:value-type="string">
            <text:p>Goal: Goal3</text:p>
            <text:p>Goal: Goal1</text:p>
            <text:p>Goal: Goal2</text:p>
            <text:p>End of goals</text:p>
            <text:p/>
          </table:table-cell>
          <table:table-cell office:value-type="string" calcext:value-type="string">
            <text:p>passed on 4 dec 11:21am</text:p>
          </table:table-cell>
        </table:table-row>
        <table:table-row table:style-name="ro18">
          <table:table-cell office:value-type="string" calcext:value-type="string">
            <text:p><text:span text:style-name="T11">Test getInfo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return the list of information names</text:p>
          </table:table-cell>
          <table:table-cell table:style-name="ce94" office:value-type="string" calcext:value-type="string">
            <text:p>InfoList: RobotIP</text:p>
            <text:p>InfoList: WirelessLink</text:p>
            <text:p>InfoList: WirelessQuality</text:p>
            <text:p>InfoList: Local Plan Time</text:p>
            <text:p>InfoList: Local DWA Time</text:p>
            <text:p>InfoList: Num New Obstacle Points</text:p>
            <text:p>InfoList: Closest Obs Distance</text:p>
            <text:p>InfoList: PlanTime Limited Lin Vel</text:p>
            <text:p>InfoList: Local Plan Area Size X</text:p>
            <text:p>InfoList: Local Plan Area Size Y</text:p>
            <text:p>InfoList: Odometer(KM)</text:p>
            <text:p>InfoList: HourMeter</text:p>
            <text:p>InfoList: Temperature(C)</text:p>
            <text:p>InfoList: LaserScore</text:p>
            <text:p>InfoList: LaserLock</text:p>
            <text:p>InfoList: LaserNumSamples</text:p>
            <text:p>InfoList: LaserNumPeaks</text:p>
            <text:p>InfoList: ChargeEstimate</text:p>
            <text:p>InfoList: CurrentDraw</text:p>
            <text:p>InfoList: PackVoltage</text:p>
            <text:p>InfoList: BatteryStatus</text:p>
            <text:p>InfoList: BatteryError</text:p>
            <text:p>InfoList: OnCharger</text:p>
            <text:p>InfoList: ChargeState</text:p>
            <text:p>InfoList: MPacs</text:p>
            <text:p>InfoList: Laser_1 Pacs</text:p>
            <text:p>InfoList: Laser_1 Filtered_v2</text:p>
            <text:p>InfoList: SBC Uptime</text:p>
            <text:p>InfoList: ARAM Uptime</text:p>
            <text:p>InfoList: Idle</text:p>
            <text:p>InfoList: TipAngle</text:p>
            <text:p>InfoList: IsTipped</text:p>
            <text:p>InfoList: Queue ID</text:p>
            <text:p>InfoList: Queue Job ID</text:p>
            <text:p>InfoList: DebugLogState</text:p>
            <text:p>InfoList: DebugLogSeconds</text:p>
            <text:p>End of info list</text:p>
            <text:p/>
          </table:table-cell>
          <table:table-cell office:value-type="string" calcext:value-type="string">
            <text:p>passed on 4 dec 11:23am</text:p>
          </table:table-cell>
        </table:table-row>
        <table:table-row table:style-name="ro18">
          <table:table-cell office:value-type="string" calcext:value-type="string">
            <text:p><text:span text:style-name="T11">Test getMacros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display a list of macros found in the current map</text:p>
          </table:table-cell>
          <table:table-cell table:style-name="ce94" office:value-type="string" calcext:value-type="string">
            <text:p>End of macros</text:p>
            <text:p/>
          </table:table-cell>
          <table:table-cell office:value-type="string" calcext:value-type="string">
            <text:p>passed on 4 dec 11:24am</text:p>
          </table:table-cell>
        </table:table-row>
        <table:table-row table:style-name="ro18">
          <table:table-cell office:value-type="string" calcext:value-type="string">
            <text:p><text:span text:style-name="T11">Test getRoutes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 </text:span>the list of route names found on the current map</text:p>
          </table:table-cell>
          <table:table-cell table:style-name="ce94" office:value-type="string" calcext:value-type="string">
            <text:p>Routes</text:p>
            <text:p>Route: Route1</text:p>
            <text:p>End of routes</text:p>
          </table:table-cell>
          <table:table-cell office:value-type="string" calcext:value-type="string">
            <text:p>passed on 4 dec 1:33pm</text:p>
          </table:table-cell>
        </table:table-row>
        <table:table-row table:style-name="ro18">
          <table:table-cell office:value-type="string" calcext:value-type="string">
            <text:p><text:span text:style-name="T11">Test help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a list and brief description of available ARCL commands should be provided</text:p>
          </table:table-cell>
          <table:table-cell table:style-name="ce94" office:value-type="string" calcext:value-type="string">
            <text:p>switchableForbiddenList          Gets the list and state of switchable forbiddens [sfL]</text:p>
            <text:p>switchForbiddenOff          Switch a specific switchable forbidden off [sfOff]</text:p>
            <text:p>switchForbiddenOn          Switch a specific switchable forbidden on [sfOn]</text:p>
            <text:p>switchForbiddensOffByPrefix          Switch off switchable forbiddens by prefix [sfOffP]</text:p>
            <text:p>switchForbiddensOnByPrefix          Switch on switchable forbiddens by prefix [sfOnP]</text:p>
            <text:p>      tripReset          Resets the trip values in the Data Store [tr]</text:p>
            <text:p>         undock          Undocks the robot (done automatically too)</text:p>
            <text:p>     updateInfo          updates a piece of information</text:p>
            <text:p> waitTaskCancel          Cancels the wait task (if it's active, causing it to succeed)</text:p>
            <text:p>   waitTaskFail          Fails the wait task (if it's active)</text:p>
            <text:p>  waitTaskState          Gets the state of the wait task</text:p>
            <text:p>End of commands</text:p>
            <text:p/>
          </table:table-cell>
          <table:table-cell office:value-type="string" calcext:value-type="string">
            <text:p>passed on 4 dec 1:37pm</text:p>
          </table:table-cell>
        </table:table-row>
        <table:table-row table:style-name="ro18">
          <table:table-cell office:value-type="string" calcext:value-type="string">
            <text:p><text:span text:style-name="T11">Test input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</text:span>the named digital inputs should be listed</text:p>
          </table:table-cell>
          <table:table-cell table:style-name="ce94" office:value-type="string" calcext:value-type="string">
            <text:p>InputList: i1</text:p>
            <text:p>InputList: i10</text:p>
            <text:p>InputList: i11</text:p>
            <text:p>InputList: i12</text:p>
            <text:p>InputList: i13</text:p>
            <text:p>InputList: i14</text:p>
            <text:p>InputList: i15</text:p>
            <text:p>InputList: i16</text:p>
            <text:p>InputList: i2</text:p>
            <text:p>InputList: i3</text:p>
            <text:p>InputList: i4</text:p>
            <text:p>InputList: i5</text:p>
            <text:p>InputList: i6</text:p>
            <text:p>InputList: i7</text:p>
            <text:p>InputList: i8</text:p>
            <text:p>InputList: i9</text:p>
            <text:p>End of InputList</text:p>
          </table:table-cell>
          <table:table-cell office:value-type="string" calcext:value-type="string">
            <text:p>passed on 4 dec 1:39pm</text:p>
          </table:table-cell>
        </table:table-row>
        <table:table-row table:style-name="ro18">
          <table:table-cell office:value-type="string" calcext:value-type="string">
            <text:p><text:span text:style-name="T11">Test inputQuery </text:span>service on actual robot. </text:p>
          </table:table-cell>
          <table:table-cell table:style-name="ce94" table:number-columns-repeated="2"/>
          <table:table-cell office:value-type="string" calcext:value-type="string">
            <text:p>i1</text:p>
          </table:table-cell>
          <table:table-cell office:value-type="string" calcext:value-type="string">
            <text:p>In third terminal window, it should show the state of a named input </text:p>
          </table:table-cell>
          <table:table-cell table:style-name="ce94" office:value-type="string" calcext:value-type="string">
            <text:p>Input: i1 off</text:p>
          </table:table-cell>
          <table:table-cell office:value-type="string" calcext:value-type="string">
            <text:p>passed on 4 dec 1:41pm</text:p>
          </table:table-cell>
        </table:table-row>
        <table:table-row table:style-name="ro18">
          <table:table-cell office:value-type="string" calcext:value-type="string">
            <text:p><text:span text:style-name="T11">Test log </text:span>service on actual robot. </text:p>
          </table:table-cell>
          <table:table-cell table:style-name="ce94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In third terminal window, it should show that the message to the normal log file has been logged</text:p>
          </table:table-cell>
          <table:table-cell table:style-name="ce94" office:value-type="string" calcext:value-type="string">
            <text:p>Logging 'test' with level Normal</text:p>
          </table:table-cell>
          <table:table-cell office:value-type="string" calcext:value-type="string">
            <text:p>passed on 4 dec 1:45pm</text:p>
          </table:table-cell>
        </table:table-row>
        <table:table-row table:style-name="ro18">
          <table:table-cell table:style-name="ce88" office:value-type="string" calcext:value-type="string">
            <text:p><text:span text:style-name="T11">Test mapObjectInfo </text:span>service on actual robot. </text:p>
          </table:table-cell>
          <table:table-cell table:style-name="ce94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In third terminal window, the information about a named map object should be shown</text:p>
          </table:table-cell>
          <table:table-cell table:style-name="ce94" office:value-type="string" calcext:value-type="string">
            <text:p>MapObjectInfo: "Goal1" Goal ""</text:p>
            <text:p>MapObjectInfoCoord: "Goal1" -770 23820 88.300</text:p>
            <text:p>End of MapObjectInfo</text:p>
            <text:p/>
            <text:p/>
          </table:table-cell>
          <table:table-cell office:value-type="string" calcext:value-type="string">
            <text:p>passed on 4 dec 2:21pm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mapObjectList </text:span>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<text:span text:style-name="T11">In third terminal window, the</text:span> names of map objects of a given type should be shown</text:p>
          </table:table-cell>
          <table:table-cell table:style-name="ce94"/>
          <table:table-cell/>
        </table:table-row>
        <table:table-row table:style-name="ro18">
          <table:table-cell office:value-type="string" calcext:value-type="string">
            <text:p><text:span text:style-name="T11">Test mapObjectTypeInfo service on actual robot. </text:span></text:p>
          </table:table-cell>
          <table:table-cell table:style-name="ce94" table:number-columns-repeated="2"/>
          <table:table-cell office:value-type="string" calcext:value-type="string">
            <text:p>door</text:p>
          </table:table-cell>
          <table:table-cell office:value-type="string" calcext:value-type="string">
            <text:p>In third terminal window, it should show the detailed information about a particular type of map object</text:p>
          </table:table-cell>
          <table:table-cell table:style-name="ce94" office:value-type="string" calcext:value-type="string">
            <text:p>MapObjectTypeInfoArgument: SecondExit string Normal "Goal to which to drive to go through the door (this is optional, but is paired with SecondEnter)"</text:p>
            <text:p>MapObjectTypeInfoArgument: FailureMacro string Detailed "Macro to call if the robot fails to get through the door"</text:p>
            <text:p>MapObjectTypeInfoArgument: DoorOutput string Important "Name of the door output that sends the signals to open the door"</text:p>
            <text:p>MapObjectTypeInfoArgument: WaitTime int Normal "Time to wait for door to open after sending the signal to open it"</text:p>
            <text:p>MapObjectTypeInfoArgument: SwingSector string Important "Sector that describes the swing of the door, this should include the door jam itself. When a robot has left this area, it will release the door."</text:p>
            <text:p>End of MapObjectTypeInfo</text:p>
            <text:p/>
          </table:table-cell>
          <table:table-cell office:value-type="string" calcext:value-type="string">
            <text:p>passed on 4 dec 1:58pm</text:p>
          </table:table-cell>
        </table:table-row>
        <table:table-row table:style-name="ro18">
          <table:table-cell office:value-type="string" calcext:value-type="string">
            <text:p>Test mapObjectTypeList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a list of the types of map objects in the map</text:p>
          </table:table-cell>
          <table:table-cell table:style-name="ce94" office:value-type="string" calcext:value-type="string">
            <text:p>MapObjectTypeList: DistanceAdjustment BoundaryType</text:p>
            <text:p>MapObjectTypeList: DistanceOneWay SectorType</text:p>
            <text:p>MapObjectTypeList: DistanceUncrossable BoundaryType</text:p>
            <text:p>MapObjectTypeList: Door SectorType</text:p>
            <text:p>MapObjectTypeList: DoorGoal GoalType</text:p>
            <text:p>MapObjectTypeList: DoorSwingSector SectorType</text:p>
            <text:p>MapObjectTypeList: DoorVirtual SectorType</text:p>
            <text:p>MapObjectTypeList: DriveOnRightSector SectorType</text:p>
            <text:p>MapObjectTypeList: FastSector SectorType</text:p>
            <text:p>MapObjectTypeList: Goal GoalType</text:p>
            <text:p>MapObjectTypeList: IgnoreDynamicObstacleSector SectorType</text:p>
            <text:p>MapObjectTypeList: IgnoreLowLaserSector SectorType</text:p>
            <text:p>MapObjectTypeList: IgnoreSonarSector SectorType</text:p>
            <text:p>MapObjectTypeList: IgnoreTiltedLaserSector SectorType</text:p>
            <text:p>MapObjectTypeList: ManagedDestination SectorType</text:p>
            <text:p>MapObjectTypeList: ManagedMotion SectorType</text:p>
            <text:p>MapObjectTypeList: ManagedMotionOverride SectorType</text:p>
            <text:p>MapObjectTypeList: Measure BoundaryType</text:p>
            <text:p>MapObjectTypeList: MovementParametersSector SectorType</text:p>
            <text:p>MapObjectTypeList: NeedToEnterSector SectorType</text:p>
            <text:p>MapObjectTypeList: NoLostSector SectorType</text:p>
            <text:p>MapObjectTypeList: OneWaySector SectorType</text:p>
            <text:p>MapObjectTypeList: OneWayTwoSidedLeftSector SectorType</text:p>
            <text:p>MapObjectTypeList: OneWayTwoSidedRightSector SectorType</text:p>
            <text:p>MapObjectTypeList: PathPlanningSettingsSector SectorType</text:p>
            <text:p>MapObjectTypeList: PreferredLine BoundaryType</text:p>
            <text:p>MapObjectTypeList: ResistedLine BoundaryType</text:p>
            <text:p>MapObjectTypeList: ResistedSector SectorType</text:p>
            <text:p>MapObjectTypeList: SlowSector SectorType</text:p>
            <text:p>MapObjectTypeList: StandbyGoal GoalType</text:p>
            <text:p>MapObjectTypeList: SwitchableForbiddenArea SectorType</text:p>
            <text:p>MapObjectTypeList: SwitchableForbiddenLine BoundaryType</text:p>
            <text:p>MapObjectTypeList: TaskSector SectorType</text:p>
            <text:p>MapObjectTypeList: TwoWayDriveOnLeftSector SectorType</text:p>
            <text:p>MapObjectTypeList: TwoWayDriveOnRightSector SectorType</text:p>
            <text:p>MapObjectTypeList: VeryFastSector SectorType</text:p>
            <text:p>MapObjectTypeList: VerySlowSector SectorType</text:p>
            <text:p>MapObjectTypeList: VolumeAdjustmentSector SectorType</text:p>
            <text:p>End of MapObjectTypeList</text:p>
            <text:p/>
          </table:table-cell>
          <table:table-cell office:value-type="string" calcext:value-type="string">
            <text:p>passed on 4 dec 2:00pm</text:p>
          </table:table-cell>
        </table:table-row>
        <table:table-row table:style-name="ro18">
          <table:table-cell office:value-type="string" calcext:value-type="string">
            <text:p><text:span text:style-name="T11">Test newConfigParam</text:span> service on actual robot. </text:p>
          </table:table-cell>
          <table:table-cell table:style-name="ce94" table:number-columns-repeated="2"/>
          <table:table-cell office:value-type="string" calcext:value-type="string">
            <text:p>section name description Basic string 10 1 1 test</text:p>
          </table:table-cell>
          <table:table-cell office:value-type="string" calcext:value-type="string">
            <text:p>In third terminal window, it should show that a custom parameter to ARAM’s configuration has been added</text:p>
          </table:table-cell>
          <table:table-cell table:style-name="ce94" office:value-type="string" calcext:value-type="string">
            <text:p>Will add new param 'name' to section 'section'</text:p>
          </table:table-cell>
          <table:table-cell office:value-type="string" calcext:value-type="string">
            <text:p>passed on 4 dec 2:03pm</text:p>
          </table:table-cell>
        </table:table-row>
        <table:table-row table:style-name="ro18">
          <table:table-cell office:value-type="string" calcext:value-type="string">
            <text:p><text:span text:style-name="T11">Test newConfigSectionComment</text:span> service on actual robot. </text:p>
          </table:table-cell>
          <table:table-cell table:style-name="ce94" table:number-columns-repeated="2"/>
          <table:table-cell office:value-type="string" calcext:value-type="string">
            <text:p>test1 test</text:p>
          </table:table-cell>
          <table:table-cell office:value-type="string" calcext:value-type="string">
            <text:p>In third terminal window, it should show that a comment has been added to a section</text:p>
          </table:table-cell>
          <table:table-cell table:style-name="ce94" office:value-type="string" calcext:value-type="string">
            <text:p>Will add config comment 'test' to section 'test1'</text:p>
          </table:table-cell>
          <table:table-cell office:value-type="string" calcext:value-type="string">
            <text:p>passed on 4 dec 2:10pm</text:p>
          </table:table-cell>
        </table:table-row>
        <table:table-row table:style-name="ro18">
          <table:table-cell office:value-type="string" calcext:value-type="string">
            <text:p><text:span text:style-name="T11">Test odometerRese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the robot trip odometer has been reset</text:p>
          </table:table-cell>
          <table:table-cell table:style-name="ce94" office:value-type="string" calcext:value-type="string">
            <text:p>Reset odometer</text:p>
            <text:p/>
          </table:table-cell>
          <table:table-cell office:value-type="string" calcext:value-type="string">
            <text:p>passed on 4 dec 2:12pm</text:p>
          </table:table-cell>
        </table:table-row>
        <table:table-row table:style-name="ro18">
          <table:table-cell office:value-type="string" calcext:value-type="string">
            <text:p><text:span text:style-name="T11">Test outputLis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list the named digital outputs</text:p>
          </table:table-cell>
          <table:table-cell table:style-name="ce94" office:value-type="string" calcext:value-type="string">
            <text:p>OutputList: o1</text:p>
            <text:p>OutputList: o10</text:p>
            <text:p>OutputList: o11</text:p>
            <text:p>OutputList: o12</text:p>
            <text:p>OutputList: o13</text:p>
            <text:p>OutputList: o14</text:p>
            <text:p>OutputList: o15</text:p>
            <text:p>OutputList: o16</text:p>
            <text:p>OutputList: o2</text:p>
            <text:p>OutputList: o3</text:p>
            <text:p>OutputList: o4</text:p>
            <text:p>OutputList: o5</text:p>
            <text:p>OutputList: o6</text:p>
            <text:p>OutputList: o7</text:p>
            <text:p>OutputList: o8</text:p>
            <text:p>OutputList: o9</text:p>
            <text:p>End of OutputList</text:p>
          </table:table-cell>
          <table:table-cell office:value-type="string" calcext:value-type="string">
            <text:p>passed on 4 dec 2:15pm</text:p>
          </table:table-cell>
        </table:table-row>
        <table:table-row table:style-name="ro18">
          <table:table-cell office:value-type="string" calcext:value-type="string">
            <text:p><text:span text:style-name="T11">Test outputOff</text:span> service on actual robot. </text:p>
          </table:table-cell>
          <table:table-cell table:style-name="ce94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turn off the named digital output</text:p>
          </table:table-cell>
          <table:table-cell table:style-name="ce94" office:value-type="string" calcext:value-type="string">
            <text:p>Output: o1 off</text:p>
          </table:table-cell>
          <table:table-cell office:value-type="string" calcext:value-type="string">
            <text:p>passed on 4 dec 2:17pm</text:p>
          </table:table-cell>
        </table:table-row>
        <table:table-row table:style-name="ro18">
          <table:table-cell office:value-type="string" calcext:value-type="string">
            <text:p><text:span text:style-name="T11">Test outputOn </text:span>service on actual robot. </text:p>
          </table:table-cell>
          <table:table-cell table:style-name="ce94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turn on the named digital output</text:p>
          </table:table-cell>
          <table:table-cell table:style-name="ce94" office:value-type="string" calcext:value-type="string">
            <text:p>Output: o1 on</text:p>
          </table:table-cell>
          <table:table-cell office:value-type="string" calcext:value-type="string">
            <text:p>passed on 4 dec 2:18pm</text:p>
          </table:table-cell>
        </table:table-row>
        <table:table-row table:style-name="ro18">
          <table:table-cell office:value-type="string" calcext:value-type="string">
            <text:p><text:span text:style-name="T11">Test outputQuery </text:span>service on actual robot. </text:p>
          </table:table-cell>
          <table:table-cell table:style-name="ce94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show the state of a named output</text:p>
          </table:table-cell>
          <table:table-cell table:style-name="ce94" office:value-type="string" calcext:value-type="string">
            <text:p>Output: o1 on</text:p>
          </table:table-cell>
          <table:table-cell office:value-type="string" calcext:value-type="string">
            <text:p>passed on 4 dec 2:23pm</text:p>
          </table:table-cell>
        </table:table-row>
        <table:table-row table:style-name="ro18">
          <table:table-cell office:value-type="string" calcext:value-type="string">
            <text:p><text:span text:style-name="T11">Test payloadQueryLocal </text:span>service on actual robot. </text:p>
          </table:table-cell>
          <table:table-cell table:style-name="ce94" table:number-columns-repeated="2"/>
          <table:table-cell office:value-type="string" calcext:value-type="string">
            <text:p>cmd line arg optional</text:p>
          </table:table-cell>
          <table:table-cell office:value-type="string" calcext:value-type="string">
            <text:p>In third terminal window, it should query and show the payload for the robot and specified slot</text:p>
          </table:table-cell>
          <table:table-cell table:style-name="ce94" office:value-type="string" calcext:value-type="string">
            <text:p>EndPayloadQuery</text:p>
          </table:table-cell>
          <table:table-cell office:value-type="string" calcext:value-type="string">
            <text:p>passed on 4 dec 2:26pm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payloadRemove </text:span>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the specified payload slot on the robot has been emptied</text:p>
          </table:table-cell>
          <table:table-cell table:style-name="ce94"/>
          <table:table-cell office:value-type="string" calcext:value-type="string">
            <text:p>robot has no payload slots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payloadSe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that a payload slot on this robot has been defined</text:p>
          </table:table-cell>
          <table:table-cell table:style-name="ce94"/>
          <table:table-cell office:value-type="string" calcext:value-type="string">
            <text:p>robot has no payload slots</text:p>
          </table:table-cell>
        </table:table-row>
        <table:table-row table:style-name="ro18">
          <table:table-cell office:value-type="string" calcext:value-type="string">
            <text:p><text:span text:style-name="T11">Test payloadSlotCountLocal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display a slot count on the robot</text:p>
          </table:table-cell>
          <table:table-cell table:style-name="ce94" office:value-type="string" calcext:value-type="string">
            <text:p>PayloadSlotCount: "Robot122" 0 ""</text:p>
            <text:p>EndPayloadSlotCount</text:p>
            <text:p/>
          </table:table-cell>
          <table:table-cell office:value-type="string" calcext:value-type="string">
            <text:p>passed on 4 dec 2:39pm</text:p>
          </table:table-cell>
        </table:table-row>
        <table:table-row table:style-name="ro18">
          <table:table-cell office:value-type="string" calcext:value-type="string">
            <text:p><text:span text:style-name="T11">Test popupSimple</text:span> service on actual robot. </text:p>
          </table:table-cell>
          <table:table-cell table:style-name="ce94" table:number-columns-repeated="2"/>
          <table:table-cell office:value-type="string" calcext:value-type="string">
            <text:p>title message label 3</text:p>
            <text:p/>
          </table:table-cell>
          <table:table-cell office:value-type="string" calcext:value-type="string">
            <text:p>In third terminal window, it should show that a popup message in the MobilePlanner software has been displayed</text:p>
          </table:table-cell>
          <table:table-cell table:style-name="ce94" office:value-type="string" calcext:value-type="string">
            <text:p>Creating simple popup</text:p>
          </table:table-cell>
          <table:table-cell office:value-type="string" calcext:value-type="string">
            <text:p>passed on 4 dec 2:43pm</text:p>
          </table:table-cell>
        </table:table-row>
        <table:table-row table:style-name="ro18">
          <table:table-cell office:value-type="string" calcext:value-type="string">
            <text:p><text:span text:style-name="T11">Test queueCancelLocal</text:span> service on actual robot. </text:p>
          </table:table-cell>
          <table:table-cell table:style-name="ce94" table:number-columns-repeated="2"/>
          <table:table-cell office:value-type="string" calcext:value-type="string">
            <text:p>status inprogress</text:p>
          </table:table-cell>
          <table:table-cell office:value-type="string" calcext:value-type="string">
            <text:p>In third terminal window, it should show that a queued request for a robot has been canceled</text:p>
          </table:table-cell>
          <table:table-cell table:style-name="ce94" office:value-type="string" calcext:value-type="string">
            <text:p>queuecancel attempting to cancel "status" "inprogress" "" "None"</text:p>
            <text:p>queuecancel cancelling "status" "inprogress" "" "None" from queue</text:p>
            <text:p>queuecancel has failed to cancel "status" "inprogress" "" "None" failure cause "no matching status found"</text:p>
            <text:p>QueueUpdate: PICKUP1 JOB1 10 Pending None Goal "goal1" "None" 12/05/2019 02:46:13 None None 0 </text:p>
            <text:p/>
          </table:table-cell>
          <table:table-cell office:value-type="string" calcext:value-type="string">
            <text:p>passed on 4 dec 2:46pm</text:p>
          </table:table-cell>
        </table:table-row>
        <table:table-row table:style-name="ro18">
          <table:table-cell office:value-type="string" calcext:value-type="string">
            <text:p><text:span text:style-name="T11">Test queueDropoff</text:span> service on actual robot. </text:p>
          </table:table-cell>
          <table:table-cell table:style-name="ce94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In third terminal window, it should show that Queues the robot to the dropoff goal</text:p>
          </table:table-cell>
          <table:table-cell table:style-name="ce94" office:value-type="string" calcext:value-type="string">
            <text:p>QueueUpdate: DROPOFF2 JOB2 20 Pending None Goal "goal1" "Robot122" 12/05/2019 02:54:36 None None 0 </text:p>
            <text:p>queuedropoff goal "goal1" with priority 20 id DROPOFF2 and job_id JOB2 successfully queued</text:p>
            <text:p>queuedropoff attempting to queue goal "goal1" using default priority</text:p>
            <text:p/>
          </table:table-cell>
          <table:table-cell office:value-type="string" calcext:value-type="string">
            <text:p>passed on 4 dec 2:55pm</text:p>
          </table:table-cell>
        </table:table-row>
        <table:table-row table:style-name="ro18">
          <table:table-cell office:value-type="string" calcext:value-type="string">
            <text:p><text:span text:style-name="T11">Test queueModifyLocal</text:span> service on actual robot. </text:p>
          </table:table-cell>
          <table:table-cell table:style-name="ce94" table:number-columns-repeated="2"/>
          <table:table-cell office:value-type="string" calcext:value-type="string">
            <text:p>DROPOFF5 goal goal1</text:p>
          </table:table-cell>
          <table:table-cell office:value-type="string" calcext:value-type="string">
            <text:p><text:span text:style-name="T11">In third terminal window, it should show that a</text:span> goal and priority for job segment has been modified </text:p>
          </table:table-cell>
          <table:table-cell table:style-name="ce94" office:value-type="string" calcext:value-type="string">
            <text:p>QueueUpdate: DROPOFF5 JOB5 20 BeforeModify None Goal "goal2" "Robot122" 12/05/2019 02:56:48 None None 0 </text:p>
            <text:p>QueueUpdate: DROPOFF5 JOB5 20 AfterModify None Goal "goal1" "Robot122" 12/05/2019 02:56:48 None None 0 </text:p>
            <text:p>QueueUpdate: DROPOFF5 JOB5 20 Pending None Goal "goal1" "Robot122" 12/05/2019 02:56:48 None None 0 </text:p>
            <text:p>queuemodify modifying id DROPOFF5 goal "goal1"</text:p>
            <text:p/>
          </table:table-cell>
          <table:table-cell office:value-type="string" calcext:value-type="string">
            <text:p>passed on 4 dec 3:00pm</text:p>
          </table:table-cell>
        </table:table-row>
        <table:table-row table:style-name="ro18">
          <table:table-cell office:value-type="string" calcext:value-type="string">
            <text:p><text:span text:style-name="T11">Test queueQueryLocal</text:span> service on actual robot. </text:p>
          </table:table-cell>
          <table:table-cell table:style-name="ce94" table:number-columns-repeated="2"/>
          <table:table-cell office:value-type="string" calcext:value-type="string">
            <text:p>status pending</text:p>
          </table:table-cell>
          <table:table-cell office:value-type="string" calcext:value-type="string">
            <text:p>In third terminal window, it should show the job status of the robot queue by type or value</text:p>
          </table:table-cell>
          <table:table-cell table:style-name="ce94" office:value-type="string" calcext:value-type="string">
            <text:p>QueueQuery: DROPOFF5 JOB5 20 Pending None Goal "goal1" "Robot122" 12/05/2019 02:56:48 None None "" 0</text:p>
            <text:p>EndQueueQuery</text:p>
            <text:p/>
          </table:table-cell>
          <table:table-cell office:value-type="string" calcext:value-type="string">
            <text:p>passed on 4 dec 3:03pm</text:p>
          </table:table-cell>
        </table:table-row>
        <table:table-row table:style-name="ro18">
          <table:table-cell office:value-type="string" calcext:value-type="string">
            <text:p><text:span text:style-name="T11">Test qui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the connection to the server should be closed</text:p>
          </table:table-cell>
          <table:table-cell table:style-name="ce94" office:value-type="string" calcext:value-type="string">
            <text:p>closing connection</text:p>
          </table:table-cell>
          <table:table-cell office:value-type="string" calcext:value-type="string">
            <text:p>passed on 4 dec 3:05pm</text:p>
          </table:table-cell>
        </table:table-row>
        <table:table-row table:style-name="ro18">
          <table:table-cell office:value-type="string" calcext:value-type="string">
            <text:p><text:span text:style-name="T11">Test say</text:span> service on actual robot. </text:p>
          </table:table-cell>
          <table:table-cell table:style-name="ce94" table:number-columns-repeated="2"/>
          <table:table-cell office:value-type="string" calcext:value-type="string">
            <text:p>“hello”</text:p>
          </table:table-cell>
          <table:table-cell office:value-type="string" calcext:value-type="string">
            <text:p>In third terminal window, it should show that a text string through the robot audio output has been played</text:p>
          </table:table-cell>
          <table:table-cell table:style-name="ce94" office:value-type="string" calcext:value-type="string">
            <text:p>Saying hello</text:p>
            <text:p/>
          </table:table-cell>
          <table:table-cell office:value-type="string" calcext:value-type="string">
            <text:p>passed on 4 dec 3:07pm</text:p>
          </table:table-cell>
        </table:table-row>
        <table:table-row table:style-name="ro18">
          <table:table-cell office:value-type="string" calcext:value-type="string">
            <text:p><text:span text:style-name="T11">Test shutdown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the robot is shutting down</text:p>
          </table:table-cell>
          <table:table-cell table:style-name="ce94" office:value-type="string" calcext:value-type="string">
            <text:p>Shutting down</text:p>
          </table:table-cell>
          <table:table-cell office:value-type="string" calcext:value-type="string">
            <text:p>passed on 4 dec 3:09pm</text:p>
          </table:table-cell>
        </table:table-row>
        <table:table-row table:style-name="ro18">
          <table:table-cell office:value-type="string" calcext:value-type="string">
            <text:p><text:span text:style-name="T11">Test tripRese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e trip values in the DataStore has been reset</text:p>
          </table:table-cell>
          <table:table-cell table:style-name="ce94" office:value-type="string" calcext:value-type="string">
            <text:p>tripReset: TripCancelledInProgressJobSegments 0</text:p>
            <text:p>tripReset: TripFailedJobSegments 0</text:p>
            <text:p>tripReset: TripInterruptedJobSegments 0</text:p>
            <text:p>tripReset: TripDropOffDrivingTime 0.000</text:p>
            <text:p>tripReset: TripDropOffDrivingDistance 0.000</text:p>
            <text:p>tripReset: TripPickupDrivingTime 0.000</text:p>
            <text:p>tripReset: TripPickupDrivingDistance 0.000</text:p>
            <text:p>tripReset: TripParkingTime 0.000</text:p>
            <text:p>tripReset: TripParkingDistance 0.000</text:p>
            <text:p>tripReset: TripDockingTime 0.000</text:p>
            <text:p>tripReset: TripDockingDistance 0.000</text:p>
            <text:p>tripReset: TripForceDockingTime 0.000</text:p>
            <text:p>tripReset: TripForceDockingDistance 0.000</text:p>
            <text:p>tripReset: TripDockedTime 0.000</text:p>
            <text:p>tripReset: TripForceDockedTime 0.000</text:p>
            <text:p>tripReset: TripInFaultTime 0.000</text:p>
            <text:p>tripReset: TripInEstopTime 0.000</text:p>
            <text:p>tripReset: TripAfterTime 0.000</text:p>
            <text:p>tripReset: TripParkedTime 0.000</text:p>
            <text:p>tripReset: TripBufferedTime 0.000</text:p>
            <text:p>tripReset: TripCompletedJobs 0</text:p>
            <text:p>tripReset: TripCompletedJobSegments 0</text:p>
            <text:p>tripReset: TripCancelledJobs 0</text:p>
            <text:p>tripReset: TripCancelledJobSegments 0</text:p>
            <text:p>tripReset: TripModifiedJobSegments 0</text:p>
            <text:p>EndOfTripReset</text:p>
            <text:p/>
          </table:table-cell>
          <table:table-cell office:value-type="string" calcext:value-type="string">
            <text:p>passed on 4 dec 3:18pm</text:p>
          </table:table-cell>
        </table:table-row>
        <table:table-row table:style-name="ro18">
          <table:table-cell office:value-type="string" calcext:value-type="string">
            <text:p><text:span text:style-name="T11">Test updateInfo</text:span> service on actual robot. </text:p>
          </table:table-cell>
          <table:table-cell table:style-name="ce94" table:number-columns-repeated="2"/>
          <table:table-cell office:value-type="string" calcext:value-type="string">
            <text:p>Test 1</text:p>
          </table:table-cell>
          <table:table-cell office:value-type="string" calcext:value-type="string">
            <text:p>In third terminal window, it should the value for an existing piece of information has been updated</text:p>
          </table:table-cell>
          <table:table-cell table:style-name="ce94" office:value-type="string" calcext:value-type="string">
            <text:p>Updated info for test</text:p>
          </table:table-cell>
          <table:table-cell office:value-type="string" calcext:value-type="string">
            <text:p>passed on 4 dec 3:20pm</text:p>
          </table:table-cell>
        </table:table-row>
        <table:table-row table:style-name="ro18">
          <table:table-cell office:value-type="string" calcext:value-type="string">
            <text:p><text:span text:style-name="T11">Test waitTaskCancel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a wait task is canceled if active</text:p>
          </table:table-cell>
          <table:table-cell table:style-name="ce94" office:value-type="string" calcext:value-type="string">
            <text:p>WaitState: Not waiting</text:p>
          </table:table-cell>
          <table:table-cell office:value-type="string" calcext:value-type="string">
            <text:p>passed on 4 dec 3:22pm</text:p>
          </table:table-cell>
        </table:table-row>
        <table:table-row table:style-name="ro18">
          <table:table-cell/>
          <table:table-cell table:style-name="ce94" table:number-columns-repeated="2"/>
          <table:table-cell table:number-columns-repeated="2"/>
          <table:table-cell table:style-name="ce94"/>
          <table:table-cell/>
        </table:table-row>
        <table:table-row table:style-name="ro21">
          <table:table-cell table:style-name="ce141" office:value-type="string" calcext:value-type="string">
            <text:p>Test dock action on actual robot. </text:p>
          </table:table-cell>
          <table:table-cell table:style-name="ce94" office:value-type="string" calcext:value-type="string">
            <text:p><text:span text:style-name="T12">robot ip have to be </text:span></text:p>
            <text:p><text:span text:style-name="T13">Set when launching launch </text:span></text:p>
            <text:p><text:span text:style-name="T13">File as command line arg and action argument if required has to be set in action client file</text:span></text:p>
          </table:table-cell>
          <table:table-cell table:style-name="ce94" office:value-type="string" calcext:value-type="string">
            <text:p><text:span text:style-name="T12">1. Open 3 terminal windows</text:span></text:p>
            <text:p><text:span text:style-name="T12">2. In one terminal run command: “roscore”</text:span></text:p>
            <text:p><text:span text:style-name="T14">3. In second terminal window, run command: roslaunch om_aiv_util test_roslaunch.launch  ip:=168.3.201.122 (ip address is unique to each robot)</text:span></text:p>
            <text:p><text:span text:style-name="T15">4. In third terminal windows, run command: rosrun om_aiv_navigation dock_action_client.py</text:span></text:p>
            <text:p><text:span text:style-name="T13">5. repeat step 4 for other actions</text:span></text:p>
          </table:table-cell>
          <table:table-cell office:value-type="string" calcext:value-type="string">
            <text:p>no cmd line arg required</text:p>
          </table:table-cell>
          <table:table-cell office:value-type="string" calcext:value-type="string">
            <text:p>robot should move to the dock and get docked </text:p>
          </table:table-cell>
          <table:table-cell table:style-name="ce94"/>
          <table:table-cell office:value-type="string" calcext:value-type="string">
            <text:p>robot doesn’t drive into dock properly</text:p>
          </table:table-cell>
        </table:table-row>
        <table:table-row table:style-name="ro18">
          <table:table-cell office:value-type="string" calcext:value-type="string">
            <text:p>Test dock action on actual robot. </text:p>
          </table:table-cell>
          <table:table-cell table:style-name="ce94" table:number-columns-repeated="2"/>
          <table:table-cell office:value-type="string" calcext:value-type="string">
            <text:p>Move 1000</text:p>
          </table:table-cell>
          <table:table-cell office:value-type="string" calcext:value-type="string">
            <text:p>robot should perform a single task</text:p>
          </table:table-cell>
          <table:table-cell table:style-name="ce94" office:value-type="string" calcext:value-type="string">
            <text:p>Feedback received: received_data: "Will do task move 1000\r\n"</text:p>
            <text:p>The result is: status: "Completed doing task move 1000"</text:p>
            <text:p/>
          </table:table-cell>
          <table:table-cell office:value-type="string" calcext:value-type="string">
            <text:p>passed on 5 dec 10:27am</text:p>
          </table:table-cell>
        </table:table-row>
        <table:table-row table:style-name="ro18">
          <table:table-cell office:value-type="string" calcext:value-type="string">
            <text:p>Test executeMacro action on actual robot. </text:p>
          </table:table-cell>
          <table:table-cell table:style-name="ce94" table:number-columns-repeated="2"/>
          <table:table-cell office:value-type="string" calcext:value-type="string">
            <text:p>macro1</text:p>
          </table:table-cell>
          <table:table-cell office:value-type="string" calcext:value-type="string">
            <text:p>robot should execute the specific macro</text:p>
          </table:table-cell>
          <table:table-cell table:style-name="ce94" office:value-type="string" calcext:value-type="string">
            <text:p>Feedback received: received_data: "Executing macro macro1\r\n"</text:p>
            <text:p>Feedback received: received_data: "Executing macro macro1\r\nCompleted macro macro1\r\n"</text:p>
          </table:table-cell>
          <table:table-cell office:value-type="string" calcext:value-type="string">
            <text:p>passed on 5 dec 10:49am</text:p>
          </table:table-cell>
        </table:table-row>
        <table:table-row table:style-name="ro18">
          <table:table-cell office:value-type="string" calcext:value-type="string">
            <text:p>Test patrol action on actual robot. </text:p>
          </table:table-cell>
          <table:table-cell table:style-name="ce94" table:number-columns-repeated="2"/>
          <table:table-cell office:value-type="string" calcext:value-type="string">
            <text:p>Route1</text:p>
          </table:table-cell>
          <table:table-cell office:value-type="string" calcext:value-type="string">
            <text:p>robot should initiate continuous patrol of the named route</text:p>
          </table:table-cell>
          <table:table-cell table:style-name="ce94" office:value-type="string" calcext:value-type="string">
            <text:p>Feedback received: received_data: "Patrolling route Route1\r\n"</text:p>
            <text:p>Feedback received: received_data: "Patrolling route Route1\r\nInterrupted: Patrolling route Route1\r\n"</text:p>
            <text:p>Feedback received: received_data: "Patrolling route Route1\r\nInterrupted: Patrolling route Route1\r\nPatrolling route\</text:p>
            <text:p>  \ Route1\r\n"</text:p>
            <text:p>Feedback received: received_data: "Patrolling route Route1\r\nInterrupted: Patrolling route Route1\r\nPatrolling route\</text:p>
            <text:p>  \ Route1\r\nCompleted patrol, patroling again\r\n"</text:p>
            <text:p/>
          </table:table-cell>
          <table:table-cell office:value-type="string" calcext:value-type="string">
            <text:p>passed on 5 dec 10:57am</text:p>
          </table:table-cell>
        </table:table-row>
        <table:table-row table:style-name="ro18">
          <table:table-cell office:value-type="string" calcext:value-type="string">
            <text:p>Test patrolOnce action on actual robot. </text:p>
          </table:table-cell>
          <table:table-cell table:style-name="ce94" table:number-columns-repeated="2"/>
          <table:table-cell office:value-type="string" calcext:value-type="string">
            <text:p>Route1</text:p>
          </table:table-cell>
          <table:table-cell office:value-type="string" calcext:value-type="string">
            <text:p>Robot shoul patrol the named route one time</text:p>
          </table:table-cell>
          <table:table-cell table:style-name="ce94" office:value-type="string" calcext:value-type="string">
            <text:p>Feedback received: received_data: "Patrolling route Route1 once\r\n"</text:p>
            <text:p>The result is: status: "Finished patrolling route Route1"</text:p>
            <text:p/>
          </table:table-cell>
          <table:table-cell office:value-type="string" calcext:value-type="string">
            <text:p>passed on 5 dec 11:00am</text:p>
          </table:table-cell>
        </table:table-row>
        <table:table-row table:style-name="ro18">
          <table:table-cell office:value-type="string" calcext:value-type="string">
            <text:p>Test patrolResume action on actual robot. </text:p>
          </table:table-cell>
          <table:table-cell table:style-name="ce94" table:number-columns-repeated="2"/>
          <table:table-cell office:value-type="string" calcext:value-type="string">
            <text:p>Route2</text:p>
          </table:table-cell>
          <table:table-cell office:value-type="string" calcext:value-type="string">
            <text:p>Continue navigating the current route.</text:p>
          </table:table-cell>
          <table:table-cell table:style-name="ce94" office:value-type="string" calcext:value-type="string">
            <text:p>Feedback received: received_data: "Patrolling route Route1 once\r\nInterrupted: Patrolling route Route1 once\r\nStopping\r\</text:p>
            <text:p>  \nStopped\r\n"</text:p>
            <text:p>The result is: status: "Finished patrolling route Route1"</text:p>
            <text:p/>
          </table:table-cell>
          <table:table-cell office:value-type="string" calcext:value-type="string">
            <text:p>passed on 5 dec 11:02am</text:p>
          </table:table-cell>
        </table:table-row>
        <table:table-row table:style-name="ro18">
          <table:table-cell/>
          <table:table-cell table:style-name="ce94" table:number-columns-repeated="2"/>
          <table:table-cell table:number-columns-repeated="2"/>
          <table:table-cell table:style-name="ce94"/>
          <table:table-cell/>
        </table:table-row>
        <table:table-row table:style-name="ro22">
          <table:table-cell office:value-type="string" calcext:value-type="string">
            <text:p>Able specify robot name and </text:p>
            <text:p>Ip address as command line args </text:p>
            <text:p>When runing launch file</text:p>
          </table:table-cell>
          <table:table-cell table:number-columns-repeated="3"/>
          <table:table-cell office:value-type="string" calcext:value-type="string">
            <text:p><text:span text:style-name="T11">Able to  specify robot </text:span></text:p>
            <text:p><text:span text:style-name="T11">name and </text:span></text:p>
            <text:p><text:span text:style-name="T11">Ip address as </text:span></text:p>
            <text:p><text:span text:style-name="T11">Command line args </text:span></text:p>
            <text:p><text:span text:style-name="T11">When runing launch file</text:span></text:p>
          </table:table-cell>
          <table:table-cell table:number-columns-repeated="2"/>
        </table:table-row>
        <table:table-row table:style-name="ro6">
          <table:table-cell table:number-columns-repeated="7"/>
        </table:table-row>
        <table:table-row table:style-name="ro13">
          <table:table-cell office:value-type="string" calcext:value-type="string">
            <text:p>testplan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Actions – queuepickup drop off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firmware version</text:p>
          </table:table-cell>
          <table:table-cell office:value-type="string" calcext:value-type="string">
            <text:p>ARAM 4.9.27</text:p>
          </table:table-cell>
          <table:table-cell office:value-type="string" calcext:value-type="string">
            <text:p>ARAM 5.0.12</text:p>
          </table:table-cell>
          <table:table-cell table:number-columns-repeated="4"/>
        </table:table-row>
        <table:table-row table:style-name="ro24">
          <table:table-cell office:value-type="string" calcext:value-type="string">
            <text:p>have another file to pass arguments to launch file from txt file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timeout for rospy.waitforservice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Readme – arcl doumentation </text:p>
          </table:table-cell>
          <table:table-cell table:number-columns-repeated="6"/>
        </table:table-row>
        <table:table-row table:style-name="ro24">
          <table:table-cell office:value-type="string" calcext:value-type="string">
            <text:p>another package to have user client programs to call server programs</text:p>
          </table:table-cell>
          <table:table-cell table:number-columns-repeated="6"/>
        </table:table-row>
        <table:table-row table:style-name="ro6">
          <table:table-cell table:number-columns-repeated="7"/>
        </table:table-row>
        <table:table-row table:style-name="ro23">
          <table:table-cell office:value-type="string" calcext:value-type="string">
            <text:p>1. Dont need so many servers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2. Dynamic service srv file – just one</text:p>
          </table:table-cell>
          <table:table-cell table:number-columns-repeated="6"/>
        </table:table-row>
        <table:table-row table:style-name="ro24">
          <table:table-cell office:value-type="string" calcext:value-type="string">
            <text:p>3. ld_status_publisher init node once can already</text:p>
          </table:table-cell>
          <table:table-cell table:number-columns-repeated="6"/>
        </table:table-row>
        <table:table-row table:style-name="ro24">
          <table:table-cell office:value-type="string" calcext:value-type="string">
            <text:p>4. rate.sleep – remove from files – use rosTime – ld publisher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5. use rospy.spin dont need loop forever – ld publisher</text:p>
          </table:table-cell>
          <table:table-cell table:number-columns-repeated="6"/>
        </table:table-row>
        <table:table-row table:style-name="ro24">
          <table:table-cell office:value-type="string" calcext:value-type="string">
            <text:p>6. make package compatible with future/newer ros versions</text:p>
          </table:table-cell>
          <table:table-cell table:number-columns-repeated="6"/>
        </table:table-row>
        <table:table-row table:style-name="ro6" table:number-rows-repeated="1048468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getInfo" table:style-name="ta4">
        <table:table-column table:style-name="co21" table:default-cell-style-name="ce184"/>
        <table:table-column table:style-name="co20" table:number-columns-repeated="1023" table:default-cell-style-name="ce184"/>
        <table:table-row table:style-name="ro6">
          <table:table-cell office:value-type="string" calcext:value-type="string">
            <text:p>InfoList: WirelessLin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WirelessQualit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Odometer(KM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HourMet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emperature(C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Sco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Lo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Sampl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Peak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M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_1 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SBC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ARAM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d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ipAng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sTippe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Job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ta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econds</text:p>
          </table:table-cell>
          <table:table-cell table:number-columns-repeated="1023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ock diagram" table:style-name="ta4">
        <table:shapes>
          <draw:custom-shape draw:z-index="0" draw:style-name="gr1" draw:text-style-name="P1" svg:width="143.4pt" svg:height="43.97pt" svg:x="233.35pt" svg:y="109.84pt">
            <text:p text:style-name="P1">ROS Launch File for Actions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93.74pt" svg:height="58.68pt" svg:x="430.55pt" svg:y="179.49pt">
            <text:p text:style-name="P1">om_aiv_package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93.74pt" svg:height="43.97pt" svg:x="430.21pt" svg:y="111.51pt">
            <text:p text:style-name="P1">om_aiv_navigation</text:p>
            <text:p text:style-name="P1">package</text:p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143.4pt" svg:height="43.97pt" svg:x="232.04pt" svg:y="180.31pt">
            <text:p text:style-name="P1">ROS Launch File for</text:p>
            <text:p text:style-name="P1">Services and Topics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1" svg:width="37.28pt" svg:height="21.32pt" svg:x="382.42pt" svg:y="123.4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4" draw:text-style-name="P1" svg:width="37.28pt" svg:height="21.32pt" svg:x="384.35pt" svg:y="193.9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5" draw:text-style-name="P1" svg:width="93.74pt" svg:height="74.61pt" svg:x="76.03pt" svg:y="128.89pt">
            <text:p text:style-name="P1">LD_ROS </text:p>
            <text:p text:style-name="P1">workspace</text:p>
            <draw:enhanced-geometry svg:viewBox="0 0 21600 21600" draw:type="rectangle" draw:enhanced-path="M 0 0 L 21600 0 21600 21600 0 21600 0 0 Z N"/>
          </draw:custom-shape>
          <draw:custom-shape draw:z-index="7" draw:style-name="gr4" draw:text-style-name="P1" svg:width="37.28pt" svg:height="21.32pt" svg:x="183.03pt" svg:y="128.27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4" draw:text-style-name="P1" svg:width="37.28pt" svg:height="21.32pt" svg:x="183.32pt" svg:y="186.18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6" draw:text-style-name="P2" svg:width="93.74pt" svg:height="43.97pt" svg:x="568.77pt" svg:y="111.6pt">
            <text:p text:style-name="P1">Action servers<text:line-break/>(waiting for </text:p>
            <text:p text:style-name="P1">client/s)</text:p>
            <draw:enhanced-geometry svg:viewBox="0 0 21600 21600" draw:type="rectangle" draw:enhanced-path="M 0 0 L 21600 0 21600 21600 0 21600 0 0 Z N"/>
          </draw:custom-shape>
          <draw:custom-shape draw:z-index="10" draw:style-name="gr4" draw:text-style-name="P1" svg:width="37.28pt" svg:height="21.32pt" svg:x="527.3pt" svg:y="123.6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6" draw:text-style-name="P2" svg:width="93.74pt" svg:height="43.97pt" svg:x="648.77pt" svg:y="24.92pt">
            <text:p text:style-name="P1">Action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12" draw:style-name="gr7" draw:text-style-name="P2" svg:width="37.28pt" svg:height="21.32pt" draw:transform="rotate (-1.5707963267949) translate (701.603149606299pt 77.811023622047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8" draw:text-style-name="P2" svg:width="37.28pt" svg:height="21.32pt" svg:x="676.37pt" svg:y="124.36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6" draw:text-style-name="P2" svg:width="93.74pt" svg:height="43.97pt" svg:x="725.87pt" svg:y="110.1pt">
            <text:p text:style-name="P1">Action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15" draw:style-name="gr9" draw:text-style-name="P3" svg:width="93.74pt" svg:height="43.97pt" svg:x="570.16pt" svg:y="163.59pt">
            <text:p text:style-name="P1">Topics published</text:p>
            <draw:enhanced-geometry svg:viewBox="0 0 21600 21600" draw:type="rectangle" draw:enhanced-path="M 0 0 L 21600 0 21600 21600 0 21600 0 0 Z N"/>
          </draw:custom-shape>
          <draw:custom-shape draw:z-index="16" draw:style-name="gr4" draw:text-style-name="P1" svg:width="37.28pt" svg:height="21.32pt" svg:x="528.69pt" svg:y="175.61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0" draw:text-style-name="P4" svg:width="93.74pt" svg:height="43.97pt" svg:x="570.93pt" svg:y="212.57pt">
            <text:p text:style-name="P1">Service servers<text:line-break/>(waiting for client)</text:p>
            <draw:enhanced-geometry svg:viewBox="0 0 21600 21600" draw:type="rectangle" draw:enhanced-path="M 0 0 L 21600 0 21600 21600 0 21600 0 0 Z N"/>
          </draw:custom-shape>
          <draw:custom-shape draw:z-index="18" draw:style-name="gr4" draw:text-style-name="P1" svg:width="37.28pt" svg:height="21.32pt" svg:x="529.46pt" svg:y="224.5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9" draw:text-style-name="P3" svg:width="93.74pt" svg:height="43.97pt" svg:x="727.29pt" svg:y="163.56pt">
            <text:p text:style-name="P1">Rostopic echo </text:p>
            <text:p text:style-name="P1">Subscribes to</text:p>
            <text:p text:style-name="P1">topic/s</text:p>
            <draw:enhanced-geometry svg:viewBox="0 0 21600 21600" draw:type="rectangle" draw:enhanced-path="M 0 0 L 21600 0 21600 21600 0 21600 0 0 Z N"/>
          </draw:custom-shape>
          <draw:custom-shape draw:z-index="20" draw:style-name="gr11" draw:text-style-name="P3" svg:width="37.28pt" svg:height="21.32pt" svg:x="677.08pt" svg:y="172.57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10" draw:text-style-name="P4" svg:width="93.74pt" svg:height="43.97pt" svg:x="651.66pt" svg:y="300.76pt">
            <text:p text:style-name="P1">Service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22" draw:style-name="gr12" draw:text-style-name="P4" svg:width="37.28pt" svg:height="21.32pt" svg:x="674.22pt" svg:y="228.33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style-name="gr10" draw:text-style-name="P4" svg:width="93.74pt" svg:height="43.97pt" svg:x="728.08pt" svg:y="217.87pt">
            <text:p text:style-name="P1">Service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24" draw:style-name="gr13" draw:text-style-name="P4" svg:width="37.28pt" svg:height="21.32pt" draw:transform="rotate (-1.5707963267949) translate (703.502362204724pt 255.713385826772pt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5" draw:style-name="gr10" draw:text-style-name="P4" svg:width="93.74pt" svg:height="43.97pt" svg:x="881.46pt" svg:y="215.6pt">
            <text:p text:style-name="P1">Get back response </text:p>
            <text:p text:style-name="P1">And required data</text:p>
            <draw:enhanced-geometry svg:viewBox="0 0 21600 21600" draw:type="rectangle" draw:enhanced-path="M 0 0 L 21600 0 21600 21600 0 21600 0 0 Z N"/>
          </draw:custom-shape>
          <draw:custom-shape draw:z-index="26" draw:style-name="gr13" draw:text-style-name="P4" svg:width="37.28pt" svg:height="21.32pt" svg:x="831.26pt" svg:y="229.1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7" draw:style-name="gr14" draw:text-style-name="P2" svg:width="98.11pt" svg:height="43.97pt" svg:x="880.02pt" svg:y="108.57pt">
            <text:p text:style-name="P1"/>
            <text:p text:style-name="P1">Robot executes </text:p>
            <text:p text:style-name="P1">command/s.</text:p>
            <text:p text:style-name="P1">Get back response/s </text:p>
            <text:p text:style-name="P1"/>
            <draw:enhanced-geometry svg:viewBox="0 0 21600 21600" draw:type="rectangle" draw:enhanced-path="M 0 0 L 21600 0 21600 21600 0 21600 0 0 Z N"/>
          </draw:custom-shape>
          <draw:custom-shape draw:z-index="28" draw:style-name="gr7" draw:text-style-name="P2" svg:width="37.28pt" svg:height="21.32pt" svg:x="834.18pt" svg:y="122.1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20" table:default-cell-style-name="Default"/>
        <table:table-row table:style-name="ro25" table:number-rows-repeated="7">
          <table:table-cell/>
        </table:table-row>
        <table:table-row table:style-name="ro6">
          <table:table-cell/>
        </table:table-row>
      </table:table>
      <table:table table:name="Sheet6" table:style-name="ta4">
        <table:table-column table:style-name="co20" table:default-cell-style-name="Default"/>
        <table:table-row table:style-name="ro25">
          <table:table-cell office:value-type="string" calcext:value-type="string">
            <text:p>convert queuedrop off to action</text:p>
          </table:table-cell>
        </table:table-row>
        <table:table-row table:style-name="ro25">
          <table:table-cell office:value-type="string" calcext:value-type="string">
            <text:p>Action client can be implemented in user program </text:p>
          </table:table-cell>
        </table:table-row>
        <table:table-row table:style-name="ro25">
          <table:table-cell office:value-type="string" calcext:value-type="string">
            <text:p>test plan and doumentation</text:p>
          </table:table-cell>
        </table:table-row>
      </table:table>
      <table:named-expressions/>
      <table:database-ranges>
        <table:database-range table:name="__Anonymous_Sheet_DB__2" table:target-range-address="'ARCL commands'.A1:'ARCL commands'.H129" table:display-filter-buttons="true" table:orientation="column">
          <table:filter>
            <table:filter-and>
              <table:filter-condition table:field-number="2" table:value="Both" table:operator="=">
                <table:filter-set-item table:value="Both"/>
                <table:filter-set-item table:value="EM"/>
                <table:filter-set-item table:value="Robo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09:15:13.505791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_20_-_20_Matthew" style:display-name="PageStyle_Plan - Matth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CL_20_commands" style:display-name="PageStyle_ARCL comma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Goh</meta:initial-creator>
    <meta:creation-date>2019-10-18T01:25:13</meta:creation-date>
    <dc:date>2019-12-05T11:03:02.630515268</dc:date>
    <meta:generator>LibreOffice/6.0.7.3$Linux_X86_64 LibreOffice_project/00m0$Build-3</meta:generator>
    <meta:editing-duration>P6DT16H26M11S</meta:editing-duration>
    <meta:editing-cycles>696</meta:editing-cycles>
    <meta:document-statistic meta:table-count="7" meta:cell-count="1296" meta:object-count="29"/>
    <meta:user-defined meta:name="AppVersion">16.0300</meta:user-defined>
    <meta:user-defined meta:name="ContentTypeId">0x01010068EF6D009DA680418581FFA63BC23E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Cell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Interior.Color
         Next
       Next
     GetCellColor = arResults
    Else
     GetCellColor = xlRange.Interior.Color
    End If
End Function
 
Function GetCellFont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Font.Color
         Next
       Next
     GetCellFontColor = arResults
    Else
     GetCellFontColor = xlRange.Font.Color
    End If
 
End Function
 
Function CountCellsByColor(rData As Range, cellRefColor As Range) As Long
    Dim indRefColor As Long
    Dim cellCurrent As Range
    Dim cntRes As Long
 
    Application.Volatile
    cntRes = 0
    indRefColor = cellRefColor.Cells(1, 1).Interior.Color
    For Each cellCurrent In rData
        If indRefColor = cellCurrent.Interior.Color Then
            cntRes = cntRes + 1
        End If
    Next cellCurrent
 
    CountCellsByColor = cntRes
End Function
 
Function SumCellsByColor(rData As Range, cellRefColor As Range)
    Dim indRefColor As Long
    Dim cellCurrent As Range
    Dim sumRes
 
    Application.Volatile
    sumRes = 0
    indRefColor = cellRefColor.Cells(1, 1).Interior.Color
    For Each cellCurrent In rData
        If indRefColor = cellCurrent.Interior.Color Then
            sumRes = WorksheetFunction.Sum(cellCurrent, sumRes)
        End If
    Next cellCurrent
 
    SumCellsByColor = sumRes
End Function
 
Function CountCellsByFontColor(rData As Range, cellRefColor As Range) As Long
    Dim indRefColor As Long
    Dim cellCurrent As Range
    Dim cntRes As Long
 
    Application.Volatile
    cntRes = 0
    indRefColor = cellRefColor.Cells(1, 1).Font.Color
    For Each cellCurrent In rData
        If indRefColor = cellCurrent.Font.Color Then
            cntRes = cntRes + 1
        End If
    Next cellCurrent
 
    CountCellsByFontColor = cntRes
End Function
 
Function SumCellsByFontColor(rData As Range, cellRefColor As Range)
    Dim indRefColor As Long
    Dim cellCurrent As Range
    Dim sumRes
 
    Application.Volatile
    sumRes = 0
    indRefColor = cellRefColor.Cells(1, 1).Font.Color
    For Each cellCurrent In rData
        If indRefColor = cellCurrent.Font.Color Then
            sumRes = WorksheetFunction.Sum(cellCurrent, sumRes)
        End If
    Next cellCurrent
 
    SumCellsByFontColor = sumRes
End Function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